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自強   |  2019.10.22 07:18   |   <text:a xlink:type="simple" xlink:href="http://palinfo.habago.org/Entry?Command=Information_PrintForum&amp;iPage=1#FORUM38006"><text:span text:style-name="T1">#</text:span></text:a></text:p>
      <text:p text:style-name="P3">黄川 <text:line-break/>請指出哪部分穿鑿附會,謝謝 <text:line-break/><text:line-break/>野史容易被摻沙子 <text:line-break/>而正史是由當權者所寫,可信度未必就高了 <text:line-break/>真相碎片就藏在兩者之間 <text:line-break/>現在有人整理出來(這邊指網站編輯) <text:line-break/>你可以只看照片,再決定信不信 <text:line-break/><text:line-break/><text:line-break/>這影片比較短,值得一看 <text:line-break/><text:line-break/>媒體已死 <text:line-break/>節目內容簡直是羞辱觀眾智商 <text:line-break/>https://blog.xuite.net/skywalker333/twblog/526914075 <text:line-break/><text:line-break/>這只是冰山一角 <text:line-break/>畢竟整個題目太過龐大</text:p>
      <text:p text:style-name="P2">林炤育   |  2019.10.21 11:52   |   <text:a xlink:type="simple" xlink:href="http://palinfo.habago.org/Entry?Command=Information_PrintForum&amp;iPage=1#FORUM38005"><text:span text:style-name="T1">#</text:span></text:a></text:p>
      <text:p text:style-name="P4">前面那對夫婦拍的長城，畫質很好 <text:line-break/>https://youtu.be/JedpeRYDiOo</text:p>
      <text:p text:style-name="P2">林炤育   |  2019.10.21 11:42   |   <text:a xlink:type="simple" xlink:href="http://palinfo.habago.org/Entry?Command=Information_PrintForum&amp;iPage=1#FORUM38004"><text:span text:style-name="T1">#</text:span></text:a></text:p>
      <text:p text:style-name="P3">有人留言說是沈從文的家鄉 <text:line-break/>https://youtu.be/Vo8_-CVFScs</text:p>
      <text:p text:style-name="P2">黄川   |  2019.10.21 10:46   |   <text:a xlink:type="simple" xlink:href="http://palinfo.habago.org/Entry?Command=Information_PrintForum&amp;iPage=1#FORUM38003"><text:span text:style-name="T1">#</text:span></text:a></text:p>
      <text:p text:style-name="P4">黑太阳731是香港团队借个由头拍限制级猎奇电影。因为大量暴力血腥裸露，在香港被评为三级，18岁以下不得观看。然后在没有评级制度的大陆却公开放映，说实话是很不妥当的。改开初期，香港影视圈给大陆带来了相当多的乱象，比如封神榜，把一堆中国古人拍成了罗马宫廷风。大陆当时河殇派当道，不加甄别，对于这种胡乱拍摄的操作也是一路绿灯。 <text:line-break/><text:line-break/>爱因斯坦的那段原文如下：1954年，爱因斯坦对老朋友林纳斯·鲍林说：“我一生中犯了一个巨大的错误：我签署了那封要求罗斯福总统制造核武器的信。但是犯这个错误是有原因的：德国人制造核武器的危险是存在的。”表达的意思显然是一个科学家不应该去掺合这事，但当时没办法，不然情况会更糟。 <text:line-break/><text:line-break/>至于所谓“早知如此，我寧可當個修錶匠。”除了一些鸡汤文青段子，我没找到出处。另外爱因斯坦一个基础理论物理学家，他研究的东西原子弹的关系就如牛顿和火箭发射的关系差不多，怎么也轮不到他来背锅。 <text:line-break/><text:line-break/>另外提一下“自強”网友，穿凿附会的阴谋论文章真的没什么意义。</text:p>
      <text:p text:style-name="P2">自強   |  2019.10.21 01:47   |   <text:a xlink:type="simple" xlink:href="http://palinfo.habago.org/Entry?Command=Information_PrintForum&amp;iPage=1#FORUM38002"><text:span text:style-name="T1">#</text:span></text:a></text:p>
      <text:p text:style-name="P3">https://blog.xuite.net/skywalker333/twblog/134643528 <text:line-break/>https://blog.xuite.net/tonycjones/twblog/150759664 <text:line-break/>http://www.kunlunce.com/ssjj/guojipinglun/2017-06-09/116595.html <text:line-break/>https://snowlpost.blogspot.com/2018/01/the-secret-group-freemason.html <text:line-break/><text:line-break/>真不曉得誰/哪一邊可以相信,華夏的苦難何時終結? <text:line-break/>唯有..</text:p>
      <text:p text:style-name="P2">蔡亦鸣   |  2019.10.20 14:37   |   <text:a xlink:type="simple" xlink:href="http://palinfo.habago.org/Entry?Command=Information_PrintForum&amp;iPage=1#FORUM38001"><text:span text:style-name="T1">#</text:span></text:a></text:p>
      <text:p text:style-name="P4">李同学就是提到黑太阳那段留言前的李秉叡 <text:line-break/>———————————————————— <text:line-break/>李秉叡 &amp;;#124; 2012.03.26 23:15 &amp;;#124; # <text:line-break/>此人如果知道當年日本在中國、南韓、東南亞地區做了許多亂七八糟的事的話，它火許就不會這麼想了。 <text:line-break/>========================================== <text:line-break/>愛因斯坦的研究間接促成了後來原子彈的製造和使用，原子彈投下日本後他卻相當懊悔，說當初致信羅斯福提議研製原子彈是他「一生中最大的錯誤和遺憾」。他甚至對自己的研究成果感到後悔。「早知如此，我寧可當個修錶匠。」 </text:p>
      <text:p text:style-name="P2">林炤育   |  2019.10.20 06:56   |   <text:a xlink:type="simple" xlink:href="http://palinfo.habago.org/Entry?Command=Information_PrintForum&amp;iPage=1#FORUM38000"><text:span text:style-name="T1">#</text:span></text:a></text:p>
      <text:p text:style-name="P3">他曾是“台獨”鐵桿支持者，如今在“綠地”台南升起了五星紅旗 <text:line-break/>人民政協網 2019-10-19 12:04:08 <text:line-break/><text:line-break/>他先後追隨過陳水扁和李登輝，更曾是民進黨資深黨員和“台獨”鐵桿的支持者。如今，他卻成為“台獨”勢力眼中最“頑固”的“統派先鋒”。他，就是台灣中華聯合黨主席徐照雄。 <text:line-break/><text:line-break/><text:line-break/>23歲當選議員，因反蔣介石獨裁統治被迫“流亡海外” <text:line-break/><text:line-break/>1941年，徐照雄出生在日據時期台南縣城的一個富裕家庭。原籍廈門同安縣，祖上隨鄭成功來到台灣。 <text:line-break/><text:line-break/>徐照雄從小就接受中國傳統文化教育，同時也從書裡看到西式民主、自由。從那時起，對民主和自由的渴望成了這個年輕人內心的一種追求。 <text:line-break/><text:line-break/>然而，徐照雄的年輕時代正趕上蔣介石集團在台灣的反動統治時期。 <text:line-break/><text:line-break/>蔣介石集團長期的獨裁統治和高壓政策，讓台灣民眾內心出現反抗意識。那一時期的民間，尤其是中南部台灣出現活躍的“黨外運動”。 <text:line-break/><text:line-break/>高中畢業後，徐照雄便應徵參加到國民黨軍隊服兵役，退役後積極參加“黨外運動”。23歲那一年，他以黨外人士身份投入台南縣議員選舉，最終以黨外人員身份高票當選台南縣議員。在台南乃至整個台灣引起了不小的轟動，徐照雄的當選極大地鼓舞了“黨外運動”士氣，這也引起蔣介石當局高度關注和警惕。 <text:line-break/><text:line-break/>加上他因為不滿當時蔣介石集團的獨裁統治和國民黨官僚系統的腐敗，剛剛當選議會議員的徐照雄在問政風格上與當時腐敗官僚體系格格不入。尤其是他直接參與對地方水利、公路、橋樑建設工程領域中出現的腐敗問題的揭露，讓他很快成為國民黨當局和利益集團要扳倒的地方重要政治人物之一。不久針對他的迫害開始上演，罪名是他參與“台獨”活動。 <text:line-break/><text:line-break/>在“內部人士”提前提醒下，徐照雄於1970年匆匆離開台灣去了美國。那一年他也上了台當局危險分子“黑名單”，這意味著，他將被列為不得返台人員。 <text:line-break/><text:line-break/>因痛恨國民黨而追隨陳水扁、李登輝，走上“台獨”路 <text:line-break/><text:line-break/>到美國後，徐照雄先是到加州大學攻讀學士學位，畢業後又入美國PCU大學攻讀碩士學位。 <text:line-break/><text:line-break/>回不了台灣的徐照雄，碩士畢業後只能留在美國發展。從最先的打工，到後來搞小型房地產開發，之後又從事酒店業。但無論怎麼忙，他對政治的關注度並沒有因為“流亡”而降低，他時刻關注台灣島內情勢。 <text:line-break/><text:line-break/>不能回台灣，年輕的徐照雄曾把目光轉向祖國大陸。儘管自己和大陸從來沒有交集，但在他心裡，從小讀的教科書裡，大陸就是自己國家的一部分。在友人安排下，1974年，徐照雄帶著某種說不清的期待從美國來到祖國大陸，但很快又返回了美國。徐照雄說，當時大陸“文革”正處在如火如荼的階段，到處都亂哄哄的，他不知道在大陸能幹些什麼。 <text:line-break/><text:line-break/>隨著台灣當局解除黨禁、報禁，引入西方制度，1987年7月15日，蔣經國當局宣布廢除實行了38年的“戒嚴令”。1990年，台灣有關部門也廢除了那份被禁止返台的“黑名單”。當年徐照雄處理了美國生意，帶著家眷返回了闊別20年的家鄉台南縣。 <text:line-break/><text:line-break/>回到台灣的徐照雄，一想到因國民黨迫害而背井離鄉20年，對國民黨的那種恨在內心燃起，加上民進黨一些人不斷做工作，1993年徐照雄加入民進黨陣營。 <text:line-break/><text:line-break/>一入民進黨，徐照雄便出錢、出力,甚至喊出“要推動台灣獨立”。在徐照雄看來，當時台灣反攻大陸已經不可能，而台灣經濟發展已經是“亞洲四小龍”之首，GDP占到整個大陸GDP的40%左右。“既然不可能統一大陸，台灣和大陸之間，又是誰也管不到誰，那就乾脆獨立好了。”此時的徐照雄立場已經“綠化”，追求“台獨”成了他的理想目標。 <text:line-break/><text:line-break/>因為有過議員經歷，徐照雄懂得，民進黨要實現“台獨”，就一定要進入“立法院”、議會、各個公權力機關。但因為民進黨是誕生於草根階層的政黨，在各地基本缺乏組織機構，更沒有強大的資金支持，而台灣選戰打的就是“組織戰”和“資金戰”。為了全力支持民進黨，徐照雄自己出錢，籌備成立民進黨首個在台南縣最大的基層黨部——永康市黨部,該黨部在當時民進黨還沒壯大的情況下，居然擁有黨員1000多人。 <text:line-break/><text:line-break/>徐照雄有打選戰的經驗，為了推動“台獨”，他在台南縣永康黨部4年主委任內，將自己政治經驗，用在對台灣地區領導人選舉、“立委”和縣長改選、縣議員和市長改選的輔選過程中。2000年台灣第一次政黨輪替時，他為陳水扁輔選，結果陳水扁僅在永康地區就取得5萬多張選票，成為全台最大地區性票倉。除了陳水扁外，徐照雄還先後輔選了民進黨提名“立委”，讓一大批“台獨”分子進入台灣公權力機關。 <text:line-break/><text:line-break/>可以說，徐照雄在培養和助力“台獨”勢力發展上曾不遺餘力。 <text:line-break/><text:line-break/>因為反對“去中國化”與“台獨”反目 <text:line-break/><text:line-break/>2007年，因陳水扁連任以來任用了大量貪腐官員，甚至很多人肆意破壞“法紀”，引起民進黨前主席施明德組織的百萬“紅衫軍”討伐。加上陳水扁第二任上台後大肆修改教科書，搞“去中國化”，將台灣人與中國人分離，這引起了徐照雄的不滿。 <text:line-break/><text:line-break/>徐照雄說，自祖上從福建來到台灣，從自己在台灣上學到被迫“流亡”美國，然後再回到台灣，沒有一天他會認為自己不是中國人。 <text:line-break/><text:line-break/>加上陳水扁當局一些人的“吃相難看”，扛著“民主大旗”反民主，已經背離民進黨創黨初衷，引發民怨。為此，徐照雄與民進黨漸行漸遠。 <text:line-break/><text:line-break/>2006年在受到“台聯黨”邀請下，徐照雄離開了民進黨，成為“台聯黨”台南市主委，並任“李登輝之友會”台南總會長。然而，加入“台聯黨”後，徐照雄發現該黨其實和民進黨是一丘之貉，他們也要割裂台灣的中華民族歷史。 <text:line-break/><text:line-break/>於是，2010年他退出了“台聯黨”。 <text:line-break/><text:line-break/>大陸“集中力量辦大事”的體制顛覆他“台獨”觀念 <text:line-break/><text:line-break/>離開“台聯黨”，除了不認同它與民進黨在國族認同上一樣的“去中國化”外，其實還與2010年徐照雄一次廣州之行有關。 <text:line-break/><text:line-break/><text:line-break/>那一年，兩岸大交流和開放大幕雖然已經拉開。但對於台灣島內而言，尤其是“台獨”陣營來說，“反陸”“恐陸”情緒不僅沒有削弱，反而有所增加。還是“台聯黨”重要成員的徐照雄，在一位台商朋友鼓勵下，帶著忐忑的心情“偷偷摸摸”地踏上赴陸考察之旅。 <text:line-break/><text:line-break/>為了謹慎起見，他先從台灣到了澳門，考察回歸後的澳門發展，又從澳門去了廣州。 <text:line-break/><text:line-break/>那一次，他跑了半個廣東省，還坐上了大陸的動車。 <text:line-break/><text:line-break/>“我看到了廣東速度，廣州建設，不要說台灣，即便是美國、日本也有很多方面也趕不上。”徐照雄說，那一次他放棄了幾十年追求“獨”的理念，而“統”則佔據了他的思想。 <text:line-break/><text:line-break/><text:line-break/>幾十年追求的“獨”，如何能在一次短短考察後迅速轉變成“統”？ <text:line-break/><text:line-break/>徐照雄的解釋是，從1990年被允許回到台灣，他看到台灣當時的發展充滿活力和生機，無論島內工業發展，還是縣市鄉鎮的市政建設，一點都不比美國、日本差。“但1990年後的20年間，尤其是2000年台灣引入西方選舉制度後，島內出現首次政黨輪替，國、民兩黨輪流坐莊，從此政黨惡鬥不斷，整個社會陷入停滯。”徐照雄說，而反觀澳門，在回歸後，經濟成倍增長，市民收入翻了好幾倍。 <text:line-break/><text:line-break/>“結合廣州、澳門發展，再回想台灣發展時期（1970到1995年左右），發現都有一個規律：無論大陸還是台灣，最好的發展階段好像都與一黨執政有關。”徐照雄認為，大陸發展之快，社會之穩，應該是大陸政黨制度優勢的原因。 <text:line-break/><text:line-break/>“大陸沒有走西方多黨制之路，而是選擇中國共產黨一黨執政，但同時又建立了有自己特有的政黨制度——中國共產黨領導的多黨合作與政治協商制度。”徐照雄說，這樣的新型政黨制度，可以保證大陸在重大事項決策上，不會出現像西方國家那樣政黨間掣肘，同時又通過政治協商保障決策的科學性和民意的廣泛性。 <text:line-break/><text:line-break/>“這樣的新型政黨制度，體現在決策中的一個特色，就是能夠保障大陸在重大項目上可以集中力量辦大事的體制。”徐照雄認為無論神舟飛天，還是改裝製造第一艘航母，也不管是讓世界驚嘆的“南水北調”，還是青藏鐵路等，都體現了大陸制度優勢造就今天的中國速度、中國道路。 <text:line-break/><text:line-break/><text:line-break/>“看著廣州現代化工業星羅密布，一棟棟摩天大樓拔地而起，各國客商穿梭於廣州深圳間，那一刻讓我感覺到，'台獨'就是一個科幻故事，甚至連夢都不是。我覺得自己追求的那個'台獨'理想夢碎了，開始了自己的反思。”徐照雄說，隨著中國經濟科技軍事等發展，在國際上，中國崛起已經被越來越多的國家接受，中國國際地位不斷上升，“世界上只有一個中國，台灣是中國的一部分”已經成為國際社會共識。看看大陸再回過頭來看台灣，他感嘆，台灣根本沒有“獨立”的本錢、條件；“台獨”口號，只是被投機政客所利用的選舉口號罷了，如果再堅持“台獨”，台灣只能走進一條走不通的死胡同。 <text:line-break/><text:line-break/>五星紅旗在台南“綠地”上升起 <text:line-break/><text:line-break/>徐照雄的這次廣州之行，違背了“台聯黨”兩岸政策，台聯黨中央打算處分他。不過，沒等“台聯黨”處分，他主動辭職，並很快成立了中華聯合黨，該黨宗旨就是促進統一。 <text:line-break/><text:line-break/>廣州之行後的近10年來，徐照雄在兩岸關係上只做兩件事：一是自費組織台灣中南部地區民進黨的“鐵桿”支持者到大陸各地參訪；二是串聯島內統派政黨和團體，共同遏制“台獨”，並在島內宣傳國家統一和“一國兩制”的好處。 <text:line-break/><text:line-break/>自2011年起，徐照雄已經先後完全自費組織14批大約500餘位南台灣地區民眾來大陸參訪。“因為都是民進黨和'台獨'的鐵桿支持者，所以很多人一開始不願意去。”談起第一次組織參訪大陸時的情景，徐照雄用了“費勁”來形容，“負擔他們每個人全程機票、住宿、餐飲等費用還不是難事，最難的是思想動員。” <text:line-break/><text:line-break/>徐照雄說，對於那些一開始不願來大陸參訪的朋友，他抱著同理心去理解——畢竟在台灣，他們自小接受的教育都是國民黨的醜化大陸和“反共”教育，絕大多數沒來過大陸的台灣民眾都或多或少存在“恐共”“恐中”心理，加上有民進黨的組織壓力，所以每次組織參訪都需要做大量工作。 <text:line-break/><text:line-break/>但令徐照雄欣慰的是，在他組織的十幾次參訪團近500人中，有近百位後來又自己來過大陸；還有些人因為經濟原因或者身體原因沒再來過大陸，但他們動員了親戚朋友到大陸看看，這其中就有徐照雄的一位許姓友人。該許姓友人原來是個堅定的“台獨”支持者，曾經說過“到死都不會去大陸”，但來了大陸一趟之後，他居然主動動員他的外甥女和侄子到大陸讀書。 <text:line-break/><text:line-break/>“對台工作不能急，要做思想工作。”徐照雄告訴人民政協報記者，雖然南台灣地區是“台獨”大本營，但我們還要看到，南台灣的人幾乎全部來自大陸，在他們心裡形成的“台獨”理念不是他們原生的，是類似像剛剛去世的“台獨”大佬史明等那些從日本回來的人，在上個世紀90年代，抓住當時台灣中南部地區農民見識少、電視沒普及，以及南台灣地區居住的都是明清時期從大陸過來的福建和廣東人，他們因清政府將台灣割讓給日本，而對祖國存在怨恨的特點，在廣大南台灣地區大規模設置非法的地下電台，鼓吹“台獨”，最終將“台獨”理念深耕基層。 <text:line-break/><text:line-break/>因此，徐照雄認為，解決台灣問題，首要的是解開台灣同胞的心結，而解開心結一個重要方式，就是彼此往來：讓那些對大陸陌生“恐陸”“恐共”的人多去大陸看看，看看大陸社會發展，感受大陸政治經經濟科技成就，增強他們民族自豪感。通過親眼所見揭穿那些“台獨”分子散播的謊言。 <text:line-break/><text:line-break/>促統就要旗幟鮮明，徐照雄說，為了宣傳統一，他在台南黨部升起了五星紅旗。這樣的舉動自然引發民進黨當局的不安和“台獨”分子的“不適”，不僅旗幟經常遭到破壞，台南憲兵隊、警察局、調查局官員也不斷上門“關切”甚至恐嚇、威脅。不過，徐照雄的回應是，“在中國自己的土地上升自己的國旗有什麼可怕的？”</text:p>
      <text:p text:style-name="P2">陳真   |  2019.10.19 01:48   |   <text:a xlink:type="simple" xlink:href="http://palinfo.habago.org/Entry?Command=Information_PrintForum&amp;iPage=1#FORUM37999"><text:span text:style-name="T1">#</text:span></text:a></text:p>
      <text:p text:style-name="P4">卡韓政變 (189)：過去並沒有成為過去 (後記 2) <text:line-break/><text:line-break/>陳真 2019.10. 19. <text:line-break/><text:line-break/><text:line-break/>我經常刻意迴避很多資訊，原因無它，因為我不想讓自己陷入一種對人性感到懷疑、鄙夷的絕望感。比方說，綠媒我是絕對不碰的。島內媒體我只看僅有的兩、三家正常媒體，例如中天電視台及中國時報。 <text:line-break/><text:line-break/>有時候，一些朋友會傳來一些臉書內容，告訴我說誰誰誰很無恥、眛著良心說話。對於這些資訊，我一般也是能避則避。因為，我早就能明白什麼樣的一些人是無恥的，我不太想知道更多如何個無恥法；就如同當我知道哪些雞蛋是臭的，我不會想要每一顆拿來嚐一嚐究竟臭到何種地步。 <text:line-break/><text:line-break/>資訊並不是一種獨立存在的東西，意思是說，同一個東西，卻很可能產生各種意義。為什麼呢？因為它和「你」之間會形成某種關係。這樣一個關係，定義了一種擁有主詞的價值態度。 <text:line-break/><text:line-break/>齊克果有句話這麼說：「世上沒有真理，直到它被我認知。」比方說孝順父母，這話本身是沒有意義的，唯有當它和「我」之間形成某種關係，這話才取得了某種意義。這時候，「資訊」就不再只是一個冰冷的概念或資料，而是有著某種溫度的理解與感受，因為它跟「我」之間「發生了關係」。 <text:line-break/><text:line-break/>許多時候，與其說我們是在談論某個資訊，不如說，我們是在談論這些資訊與「我」的關係以及它所產生的意義。我們並非僅僅只是在講比方說要不要投票給誰或誰有沒有貪污的問題；資訊的意義理當比資訊本身還要大而且大很多，因為它同各種生命之間發生了連結。 <text:line-break/><text:line-break/>我覺得，「活下去」很重要，我不想在絕望中死去。當外在人事物難以依靠，不如靠自己。這意思是說，我理當去依靠那些像太陽一般、大寫的、永恆的東西。在我成長過程中，曾經有著某些「燈塔」，如許正直，彷彿我的人生某種指引與依靠。不料，他們卻一一熄滅了，難道我也要跟著他們一同步入黑暗？ <text:line-break/><text:line-break/>仍然是那些老話：我一直有個希望，憑著這樣一個希望，我決心活了下來。我希望些什麼呢？我希望能夠對那些對於生命、人性、情感和語言感到絕望的年輕生命起到一種作用，讓他們相信，在一片輕薄兒戲、謊言詭詐及貪婪猥瑣中，世上還是有例外。而我自己就是那樣一個絕望的人。我知道，我要不是在絕望中死去，就是必須讓自己成為一個例外。 <text:line-break/><text:line-break/>蘇格拉底說，「我們之所以會犯錯，是因為我們想得還不夠清楚。」這句如同詩一般曖昧的話語，彷彿意味著所謂道德不過就是一種「知識」(epistemological) 題材；亦即簡單說，一個人之所以會犯錯，那肯定是因為他在某些事物上腦殘了或資訊不足；他根本搞不清狀況，以致於使壞或向惡靠攏。 <text:line-break/><text:line-break/>我有一整個書架全是所謂 moral epistemology (道德知識論)方面的書。當年，維根斯坦和 Karl Popper 在劍橋國王學院差點打起架來，就是為了這道問題：「到底倫理問題存不存在？」、「到底有沒有倫理命題這樣一個東西？」如果沒有，我們從何「想清楚」所謂是非對錯？ <text:line-break/><text:line-break/>十二年前回台後，曾有四、五年的時間，我在一些醫院和學校演講，往往圍繞moral epistemology 這個主題。2012年父親過世後，我決定從此走下講台，彷彿某種世界的瓦解，彷彿有些心裏最深處的東西理當同我父母一同埋葬。 <text:line-break/><text:line-break/>moral epistemology 這主題，說難不難，但哲學門外漢估計是不太可能看得懂，就如同維根斯坦的哲學之中，數學哲學是最重要的核心。但這東西一般人來讀，大概就跟閱讀天書一樣不知所云；而moral epistemology 恰恰就是連結到維根斯坦的數學哲學上。許多時候，我真不知道我面對的思想難題究竟是人生還是數學？ <text:line-break/><text:line-break/>要弄懂這些東西，十年寒窗跑不掉。但是，道理儘管抽象，可當它成為一種現實問題時，其實不過就只是在講一加一等於二那樣簡單的一個東西。經濟學也許很難，但買菜、找錢、討價還價卻不難。邏輯也很難，但是講話、思考 make sense 卻不難。 <text:line-break/><text:line-break/>閒言表過，回到通俗面。蘇格拉底那句話：「我們之所以會犯錯，是因為我們想得還不夠清楚。」我自然是不認同的。腦殘或無知也許是道德的一個根源，但即便「知道」是非又如何？套句阿扁的話，林北就是要使壞，要不然你是要怎樣？ <text:line-break/><text:line-break/>我相信很多年輕一代之所以為虎作倀，並非因為壞，而是因為笨。笨如果太難聽，那就說無知吧。也就是說，他們並非故意使壞，而是被蒙蔽，被洗腦，把腦子給洗壞了。不過，另外還有一些人卻非無知，而是純粹無恥。 <text:line-break/><text:line-break/>如本文一開頭所說，我基本上並不是很清楚島內的各種時事之細節，因為我有潔癖，不喜歡骯髒污穢，特別不喜歡去意識到人性陰暗的那一面。因此，很多當下現實中的人事物，我其實是不太清楚的。 <text:line-break/><text:line-break/>在前一篇文章中 (卡韓編號188)，我提到說我前天去外面吃早餐時，看到自由時報大篇幅報導什麼台大學生會及一些綠油油的學者專家「指控」台大怎麼可以「不顧國家安危」、「不顧學生的人身安全」，竟然和大陸的大學進行交流；「指控」說那些學術與文化交流常有「兩岸一家親」或「共創中華民族繁榮」的言論，將會污染台灣學生的思想與心靈，因此務必「堅決反抗中共的思想侵略」，必須「積極揭露校園裏的中共協力者或代理人，揭發其假學術真統戰的真面目」，並且應該「積極立法」，嚴懲所謂「中共在台代理人」，甚至「絕不允許有人為中共講話」，以「捍衛民主自由」。 <text:line-break/><text:line-break/>黨外十年，我聽過一模一樣的話不下一萬次。這些蔣家年代復古的蠢話，十分腦殘可笑，低能到難以想像。但我昨天去吃早餐，又看到自由時報，居然以頭版頭條大幅報導說台灣各大學已經組成什麼「青年抵抗校園統戰聯盟」，其腦殘訴求大約如上所述。 <text:line-break/><text:line-break/>我要說的是，年輕人也許無知，但這些蔣家復古運動的背後那些「學者專家」或所謂「社運團體」，卻非無知，而是無恥。相關名單請見文末。對於這些綠油油的「學者專家」之向來言行不一，我沒什麼好說的；我不相信有人會真的蠢到居然不知道自己每天言行不一。其中最無恥齷齪的就是所謂台灣人權促進會。 <text:line-break/><text:line-break/>33年前 (大約1986年或更早)，我加入台權會，上個世紀末退出。我手上目前還保留著當年最早期的台權會成員通訊錄。每個會員都得放上一張大頭照，載明個人資料與連絡方式及電話等等。因為跟我一樣姓陳，阿扁的照片就排在我旁邊。三十幾年前的台權會比較嚴謹，一開始很強調人權之普世價值與政治中立，企圖避免政治偏頗。因此，政治人物除非在人權方面有所表現，否則並不是你想加入就能加入。阿扁當時是所謂「人權律師」，因此也能加入。那時候的阿扁並無人氣可言，開會或拍照經常晾在一旁，往往一語不發。我那時仍是扁粉，常主動找他講話。 <text:line-break/><text:line-break/>從1986年加入到後來退出，十幾年之間，我其實曾經三進三出台權會。退出又加入，往往是因為「大老們」的請託，邀請我再度加入，甚至都還幫我繳會費。而我之所以一直退出，原因無它，就是因為台權會成立後，很快就失去了人權最基本的核心價值，亦即普世性、中立與獨立性。 <text:line-break/><text:line-break/>簡單說，既然人權是一種價值，那它理當屬於所有人，所有顏色，所有黨派，所有族群，所有宗教，所有種族，所有性別，乃至所有好人與壞人。人權的世界就跟醫療一樣，沒有敵我、好壞或高低之分。一個人不會因為他有錢有勢或屬於某種高貴的政黨顏色，就因此而享有更優先更高貴的人權待遇。 <text:line-break/><text:line-break/>另一方面，人權本身就是目的，獨立存在，而不是任何其它目的的手段，更不是打擊敵人的政治工具。 <text:line-break/><text:line-break/>我第一次退出台權會，大約是在1988年或更早我忘了。記得當時台權會總會正在選舉執委與會長。我沒想到，這樣一些職位，居然也有新潮流與美麗島派系之爭。選舉前夕，開始換票，耳語不斷，甚至抹黑、談條件。我真的很訝異。難道人權工作也要拿來當成一種個人的政治資源與身份頭銜？ <text:line-break/><text:line-break/>那時好像是陳菊當會長或快要當會長，我不是很確定。只記得，有一天，陳菊請我去她家吃飯；記得那是一個月租幾千元的小公寓，附近有個菜市場。吃飯時，我特別提起這些問題，我問說，為什麼台權會只關心所謂政治犯？而且似乎偏向比較有知名度的政治犯？那些不具有政治光環的一般受刑人，在獄中或偵訊階段往往被刑求、毆打與虐待，這些人不是更弱勢、更應受到關注嗎？陳菊怎麼回答我忘了，只記得不久之後我就退出了台權會。 <text:line-break/><text:line-break/>幾年後，我又「被」加入。可是，進入九零年代的台權會更加荒腔走板了，簡直就是把人權當成一種攻擊國民黨的政治工具。於是我又再度聲明退出。1996或1997年我忘了，黃文雄當會長，我又第三度「被」加入，學姊也一同「被」加入。所謂「被」，是說我們並沒有繳會費。我原本以為，黃文雄主持的台權會應當會好一些，但事實卻非如此。 <text:line-break/><text:line-break/>從差不多1998年起，我的潔癖讓我非常不想再聽到有關台權會的任何消息；另一方面，我也不想面對某種對於人的失望。簡單說，想不到，概念原來就只是一種概念，一種好像隨時可以穿上、隨時脫下的身外物；可以做做樣子，可以隨口說說，誰要是對它認真，誰就得心碎；什麼左派啦、草根啦、非武力啦，世界和平啦，弱勢者啦，這個那個啦，全是鬼扯蛋。 <text:line-break/><text:line-break/>而且，凡事都能瞎掰，凡事都是兩套標準；「我黨」所做的一切醜惡行徑全是對的。至於「他黨」明明一點問題也沒有，照樣也能透過修辭，把它無限誇大渲染瞎掰扭曲成天大的罪惡；正所謂「人權，人權，一切罪惡假汝之名以行」。台權會之所謂人權工作，說穿了，始終就只是兩樣東西才是它的真正本質，一是仇中反華反國民黨，二是做為個人權位的晉身階 (我有許多證據可以赤裸裸地證明這一點，但是顧念人之脆弱及昔日友情，姑且不說)。 <text:line-break/><text:line-break/>阿扁當上總統後，我就算刻意不想知道那些一再讓我感到灰心與失望乃至絕望的島內人事物，也變得越來越難。因為，台灣就這麼小的一個島，很多事你就算摀上耳朵，或多或少也會有所聽聞。那時候的台權會，基本上已經徹底成為隸屬綠營的一種「掛人權羊頭賣政治狗肉」的骯髒組織。真的很不要臉！一個人權團體居然所作所為卻是違反人權，專搞政治鬥爭的齷齪行徑。這回的什麼「青年抵抗校園統戰聯盟」，主要發起團體之一就是台權會。 <text:line-break/><text:line-break/>我之前不知道，昨天才知道，原來我在卡韓編號174的文章中所批評的那位沈伯洋先生，居然是台權會的現任副會長，同時也是「中共代理人法案」的主要推手。我的天啊！真是有夠荒唐。這個骯髒組織竟然墮落到這樣一種地步，存心就是做為人渣黨的政治打手！仇中反華，才是它的基本宗旨。三十幾年來，我之所以進三出台權會，就是因為它不斷向政治靠攏，並以東廠自居，以身為政治打手為榮，把人權當成一種政治鬥爭工具及個人權位的晉身階。如今的台權會，可說是臭不可聞。 <text:line-break/><text:line-break/>與其說我懷著憤怒，不如說我是以一種充滿絕望的心在寫東西；那麼多年的歲月，那麼多的折磨，那麼大的各種代價，一切努力與痛苦，到頭來每一件事、每一項努力卻是這樣一種結局。時光河流如此漫長，而人的一生卻不過數十寒暑；我們的生命和一切努力，到頭來似乎就像灑落汪洋的一滴淚水那般微不足道。 <text:line-break/><text:line-break/>這類個人文青囈語，旁人也許聽了噁心彆扭，但它其實並非題外話，反倒是一切問題的核心；畢竟我們不是在作文比賽，我們不是在討論一種僅僅只需要「想清楚」就能完成的東西；光「知道」沒有用，你還得「做到」 ，還得「在乎」才行。 <text:line-break/><text:line-break/>=============== <text:line-break/><text:line-break/>【青年抵抗校園統戰聯盟｜拒絕統戰交流團，共抵抗中國因素】  <text:line-break/><text:line-break/>共同發起：國立臺灣大學學生會、國立臺灣大學研究生協會 <text:line-break/><text:line-break/>學生組織、公民團體串連： <text:line-break/><text:line-break/>台灣師範大學學生會、東吳大學學生會、輔仁大學學生會、東華大學學生會、輔仁大學黑水溝、台灣大學台語文社、台灣大學濁水溪社、全國中學學生權益研究會、交通大學人文社會學系系學會、台灣大學地理系學會、中正大學公共事務研習社、政大野火戰線、台灣學論議題論壇、桃園市高中職學生聯合會 <text:line-break/><text:line-break/>台灣人權促進會、人本教育基金會、民間司法改革基金會、台灣教授協會、台灣北社、台灣親子共學教育促進會、陳文成博士紀念基金會、賴和文教基金會、李江卻台語文教基金會、台灣永社、台灣共生青年協會、建國電影院、台灣國辦公室（持續增加中） <text:line-break/>　 <text:line-break/>學者連署： <text:line-break/>沈伯洋（臺北大學犯罪學研究所助理教授） <text:line-break/>吳叡人（中央研究院台灣史研究所副研究員） <text:line-break/>鄭瑋寧（中央研究院民族學研究所副研究員） <text:line-break/>蕭新煌（中央研究院社會學研究所退休研究員） <text:line-break/>林宗弘（中央研究院社會學研究所研究員） <text:line-break/>曾凡慈（中央研究院社會學研究所助研究員） <text:line-break/>蕭阿勤（中央研究院社會學研究所研究員） <text:line-break/>吳介民（中央研究院社會學研究所研究員） <text:line-break/>張谷銘（中央研究院歷史語言研究所副研究員） <text:line-break/>鄭雅如（中央研究院歷史語言研究所副研究員） <text:line-break/>祝平一（中央研究院歷史語言研究所研究員） <text:line-break/>蘇彥圖（中央研究院法律學研究所副研究員） <text:line-break/>洪子偉（中央研究院歐美研究所副研究員） <text:line-break/>周婉窈（臺灣大學歷史學系教授） <text:line-break/>許雅惠（臺灣大學歷史學系副教授） <text:line-break/>陳東升（臺灣大學社會學系教授） <text:line-break/>何明修（臺灣大學社會學系教授） <text:line-break/>林鶴玲（臺灣大學社會學系教授） <text:line-break/>簡妤儒（臺灣大學社會學系副教授） <text:line-break/>劉華真（臺灣大學社會學系副教授） <text:line-break/>范雲（臺灣大學社會學系副教授） <text:line-break/>吳嘉苓（臺灣大學社會學系教授） <text:line-break/>陳炳煇（臺灣大學機械工程學系教授） <text:line-break/>吳瑞北（臺灣大學電機工程學系教授） <text:line-break/>徐學庸（臺灣大學哲學系教授） <text:line-break/>江文瑜（臺灣大學語言學研究所教授） <text:line-break/>楊信男（臺灣大學物理學系名譽教授） <text:line-break/>王秋森（臺灣大學公共衛生學系名譽教授） <text:line-break/>梁偉立（臺灣大學森林環境暨資源學系系副教授） <text:line-break/>張清溪（臺灣大學經濟學系退休教授） <text:line-break/>陳榮銳（臺灣大學分子與細胞生物學研究所退休教授） <text:line-break/>連韻文（臺灣大學心理學系副教授） <text:line-break/>林耀盛（臺灣大學心理學系教授） <text:line-break/>張之威（臺灣大學凝態中心副研究員） <text:line-break/>周馥儀（臺灣大學歷史學系博士） <text:line-break/>陳芳明（政治大學臺灣文學研究所教授） <text:line-break/>李衣雲（政治大學臺灣史研究所副教授） <text:line-break/>金仕起（政治大學歷史學系副教授） <text:line-break/>黃兆年（政治大學國家發展研究所助理教授） <text:line-break/>黃涵榆（臺灣師範大學英語學系教授） <text:line-break/>陳玉箴（臺灣師範大學台灣語文學系副教授） <text:line-break/>劉定綱（臺灣師範大學台灣語文學系兼任助理教授） <text:line-break/>許佩賢（臺灣師範大學台灣史研究所教授） <text:line-break/>陳延輝（臺灣師範大學政治學研究所退休教授） <text:line-break/>施志汶（臺灣師範大學歷史學系退休副教授） <text:line-break/>吳慎慎（臺北藝術大學藝術與人文教育研究所名譽教授） <text:line-break/>張炳陽（臺北教育大學語文與創作學系教授） <text:line-break/>李易展（陽明大學生物醫學影像暨放射科學系教授） <text:line-break/>高惠春（淡江大學化學工程與材料工程學系退休教授） <text:line-break/>李中傑（真理大學通識教育中心助理教授） <text:line-break/>陳俐甫（真理大學人文與資訊學系助理教授） <text:line-break/>劉相君（康寧大學健康數位科技學系講師） <text:line-break/>徐偉群（中原大學財經法律學系副教授） <text:line-break/>莊雅仲（交通大學人文社會學系教授） <text:line-break/>林秀幸（交通大學人文社會學系副教授） <text:line-break/>金立群（交通大學音樂研究所副教授） <text:line-break/>洪慧念（交通大學統計學研究所教授） <text:line-break/>林明璋（交通大學應用化學系教授） <text:line-break/>呂忠津（清華大學電機工程學系教授） <text:line-break/>莊克士（清華大學生醫工程與環境科學系退休教授） <text:line-break/>林文蘭（清華大學社會學研究所副教授） <text:line-break/>黃居正（清華大學科技法律研究所教授） <text:line-break/>楊允言（台中教育大學台灣語文學系副教授） <text:line-break/>董建宏（中興大學景觀學程副教授） <text:line-break/>許博行（中興大學森林學系退休教授） <text:line-break/>簡端良（雲林科技大學通識中心助理教授） <text:line-break/>李武鉦（虎尾科技大學機械設計工程系教授） <text:line-break/>廖儒修（中正大學化學暨生物化學系教授） <text:line-break/>王奕婷（成功大學政治學系助理教授） <text:line-break/>周以正（中華醫事科技大學醫學檢驗生物技術系助理教授） <text:line-break/>許舜欽（長榮大學資訊管理學系榮譽教授） <text:line-break/>萬毓澤（中山大學社會學系教授） <text:line-break/>邱花妹（中山大學社會學系副教授） <text:line-break/>翁銘章（高雄大學應用經濟學系副教授） <text:line-break/>陳志賢（義守大學資訊管理學系副教授） <text:line-break/>林鐵雄（義守大學土木與生態工程學系副教授） <text:line-break/>楊德源（高雄科技大學金融系教授） <text:line-break/>唐國銘（樹德科技大學資訊管理學系副教授） <text:line-break/>吳淑芳（輔英科技大學護理學系講師） <text:line-break/>陳進金（東華大學歷史學系副教授） <text:line-break/>沈乃慧（東華大學英美語文學系副教授） <text:line-break/>林達榮（東華大學國際企業學系教授） <text:line-break/>鄭祖邦（佛光大學社會學暨社會工作學系副教授） <text:line-break/>（持續增加中）</text:p>
      <text:p text:style-name="P2">陳真   |  2019.10.19 01:14   |   <text:a xlink:type="simple" xlink:href="http://palinfo.habago.org/Entry?Command=Information_PrintForum&amp;iPage=1#FORUM37998"><text:span text:style-name="T1">#</text:span></text:a></text:p>
      <text:p text:style-name="P3">李同學是指哪位？</text:p>
      <text:p text:style-name="P2">蔡亦鸣   |  2019.10.19 00:10   |   <text:a xlink:type="simple" xlink:href="http://palinfo.habago.org/Entry?Command=Information_PrintForum&amp;iPage=1#FORUM37997"><text:span text:style-name="T1">#</text:span></text:a></text:p>
      <text:p text:style-name="P4">关于历史教育，其实两岸三地差不多的，教科书上的谎言多不胜数。 <text:line-break/>举个最近一年我才发现的例子，颠覆认知的荒唐影像。 <text:line-break/><text:line-break/>铁证如山：福建军民怒斥“四人帮” <text:line-break/>https://www.youtube.com/watch?v=9ZG4byKh36I <text:line-break/><text:line-break/>我虚岁30，对四人帮我半点不熟，但是这视频里的‘罪行’可真是太耳熟了，毕竟改革开放如雷贯耳，想不知道也不行。 <text:line-break/>而这视频近些年能在大陆网络上堂而皇之的流传，不外乎是朝堂之上神主牌换了名字，否则早被封杀了。 <text:line-break/><text:line-break/>谈到日本，我对日本的恨应该是来自瘫痪后那一年2000年，一整年我都在休学看病，具体日子记不清了，深夜时我因為激素作用睡不着，看CCTV6时看到了牟敦芾的《黑太阳731》，心灵受到了很大的创伤，这创伤足以令我心生恨火，恨火足足烧了十年，就和台湾现在绿油油有点像，只不过我仇日而已，直到能上网后渐渐发现日本人也不过是人罢了。对日本的恨倒是还在，但是火熄灭了，起码不会像茶壶一般沸腾了。 <text:line-break/>其实这片子我没看过第二遍也没完整的看完。是在恐惧中看一会换一会台（当时的中国电视深夜没多少栏目还在播放的 统统一片雪花）的情形下看完的，就连片名都是看巴勒网才想起来的。 <text:line-break/>…………………………………………………… <text:line-break/>J. Z. &amp;;#124; 2012.03.27 15:21 &amp;;#124; # <text:line-break/>我相信就算愛因斯坦看過"黑太陽"或是其它什麼日本軍隊燒殺的紀錄他還是會說一樣的話. <text:line-break/><text:line-break/>為什麼? 因為這根本一碼歸一碼啊!! <text:line-break/><text:line-break/>難道我們可以講: "當年納粹殺猶太人真是幹得好, 看今日以色列對巴勒斯坦人做的..." <text:line-break/><text:line-break/>不知道李同學是不是常常上巴哈姆特的場外? 因為這種論述方式讓我想到那樣一個莫名其妙亂七八糟的台式論壇.</text:p>
      <text:p text:style-name="P2">鄭豐遠   |  2019.10.18 10:55   |   <text:a xlink:type="simple" xlink:href="http://palinfo.habago.org/Entry?Command=Information_PrintForum&amp;iPage=1#FORUM37995"><text:span text:style-name="T1">#</text:span></text:a></text:p>
      <text:p text:style-name="P3">火鍋大王有一個和其他西方人比較不同的地方，是他似乎對中國近代歷史有著濃厚興趣和情感。 <text:line-break/><text:line-break/>我發現，剝削迫害他人者，往往以"去歷史化"洗腦大眾，因為歷史只要一攤開，再多的謊言和操弄恐怕都難站得住腳，於是人渣們乾脆直接竄改歷史，把那些屬於不需爭議的歷史事實直接抹除或移花接木或輕薄化或小說化或甚至善惡易位，你我一般人若不假思索，很容易就著了道。只有那些深刻在歷史中受盡苦難者，才會嚴肅對待歷史，以之為鑑，銘記心中，進而形成一種情感和觀點。 <text:line-break/><text:line-break/>做為一個從小腦袋被灌水的台灣人，我對中國和台灣的一種想法上的轉變，是差不多十幾年前第一次知道日本在殖民台灣期間竟然殺了三四十萬台灣人 (忘了在哪裡看到，也許也是巴勒網吧)，比南京大屠殺的人數還多。從那時起我很快就對我從小被教育的一切產生巨大的懷疑，然後在很短的時間內，我就知道我所認識的一切所謂善惡美醜全是錯的，相反的。我的世界因此從而翻轉，彷彿大病初癒那樣的感覺。 <text:line-break/><text:line-break/>最近認識一位九零後的東北女孩子，性格靦腆但其實直爽，感覺是一個溫柔的人。一起吃飯閒聊時，不知談到什麼話題，我沒話找話講，問說你們東北人一般對日本的印象怎麼樣? 沒想到她瞬間露出我之前沒見過的憤怒的表情，說那還用問嗎? 我們對日本只有痛恨，因為日本對我們製造了巨大的傷害和屈辱。她說，直到今天每年的九月十八日，東北仍然會拉起空襲警報，以告國人勿忘國恥。 <text:line-break/><text:line-break/>一個小我二十多歲的孩子，尚且如此有歷史感，反觀台灣呢? 大概從我祖父輩開始就非常感謝日本人的恩澤了。你說，我們應該哭還是笑呢? <text:line-break/><text:line-break/>我看全世界除了香港和台灣，應該找不到這麼錯亂，這麼荒唐的華人族群了。馬來西亞華人也受過日本人殘暴的侵略和屠殺 (同樣高達三四十萬人)，如今他們仍然深深記得這些傷痛。他們沒有中國國籍，卻不妨礙身為中國人的自我認同。 <text:line-break/><text:line-break/>同是華人的台灣人和香港人都可以被洗得這麼"歷史空白化"，西方人當然就更不用說了，我出國三年多了，至今沒見過一個西方人聽說過鴉片戰爭或八國聯軍的，說起中國卻都面露鄙夷和猜忌和擔憂。你要期待一個普通西方人對中國和中國人有什麼平實的觀感或情感，我看你別做白日夢了。那些所謂對中國文化有興趣、進而學習中文，甚至到中國工作和生活的西方人本已屬鳳毛麟角，裡頭又有多少人真正去瞭解過中國的歷史? 我看一萬個裡頭找不到一個。 <text:line-break/><text:line-break/>生活在澳洲，不可避免得像鸚鵡和猴子一樣，學人家說英語，學人家行禮如儀，但很多時候我感覺這整個社會才是一群真正的鸚鵡和猴子，每天不斷重覆一模一樣的行為，說出一模一樣的傻話，每個人卻又都已為自己非凡出眾，卓然獨立，真的是很傻。西方人往往覺得自己的意見很重要，謂之獨立思考，彷彿真的人有不同似的，其實不是傻A就傻B。 <text:line-break/><text:line-break/>火鍋大王說他初到中國時是一個正港的西方人，但當他慢慢真的瞭解中國後就覺得羞愧，羞愧於自己過去的傲慢和偏見。我很想知道，如果有一天多數人終於明白過去一兩百年他們的國家究竟對中國做了些什麼，這些洋鬼子日本鬼子會不會慚愧? 會不會道歉請求中國人的原諒? 有生之年也許看不到這一幕了，但我仍然相信上蒼，相信時間。歷史傷害了你，歷史終究也會還你一個公道。</text:p>
      <text:p text:style-name="P2">隆誌   |  2019.10.18 08:35   |   <text:a xlink:type="simple" xlink:href="http://palinfo.habago.org/Entry?Command=Information_PrintForum&amp;iPage=2#FORUM37994"><text:span text:style-name="T1">#</text:span></text:a></text:p>
      <text:p text:style-name="P3">火鍋大王的言論，對於一個土生土長的台灣人，其實很難理解。為什麼？！台灣的媒體引述的消息，CNN、NHK、BBC等，都是以歐美價值觀的媒體。自然而然，只有單方面的見解。例如，這些媒體對於香港的抗議，大家讚揚。對於蘇格蘭的獨立、加泰隆尼亞的獨立，皆是直接否定報導。也不是所有的歐美新聞媒體，都是一面倒。只是台灣的媒體，或甚至來自政府的力量，將訊息篩檢過。包含台灣官方的論調，更是完全以美英是瞻。所以往往對於美英的國情、生活等等方面，描述得如詩如畫，讓台灣人對於美英等國有所憧憬。 <text:line-break/><text:line-break/>火鍋大王很有趣，他的言論都很平實且簡單。他對於大陸社會與議題和對應西方社會和議題的比較，非常直接且不加修飾。直觀地告訴觀眾，大陸發生的問題和議題，在西方社會是如何對應。他口中西方社會的對應，不少我聽過我在加拿大和美國的親友說得一模一樣。一開始我還以為我這些移民過去的親友，因為社會衝擊而產生偏誤。後來漸長，接觸不少美國人和歐洲國家人，也從他們的口中印證這些說法。 <text:line-break/><text:line-break/>這些單方面觀點，對台灣人已經產生一種本質性的內化。前幾天和一個年輕的助理聊起手機的事情，她就直接地跟我說不敢用大陸的品牌手機。原因是怕自己的個資洩漏，被大陸利用。我聽完就啞然失笑告訴她，她拿著蘋果手機，用著蘋果的雲端服務，她的個資早就流出去。況且，全球的手機都在大陸組裝製造，真的要搞，沒有任何品牌的手機能夠逃過。她說不出話來！最後跟我說，至少流到不會亂用的地方。這種觀點，就是現在台灣的鴕鳥心態。一種名為「民主自由」的牢籠，誆著台灣人。</text:p>
      <text:p text:style-name="P2">陳真   |  2019.10.17 10:46   |   <text:a xlink:type="simple" xlink:href="http://palinfo.habago.org/Entry?Command=Information_PrintForum&amp;iPage=1#FORUM37993"><text:span text:style-name="T1">#</text:span></text:a></text:p>
      <text:p text:style-name="P3">我覺得火鍋大王講話內容有一種深度，包括抽象性，以及觀點排列呈現的某種微妙性與特殊，其實應該不是很好懂。這個人挺有哲學天賦我覺得。 <text:line-break/><text:line-break/>我有個結論，應該是能普遍成立、少有例外的。我的結論是：智能還是很重要。我沒法想像一個資質聰慧的人能夠被輕易洗腦。比方說，難道你能想像 Chomsky會是個親綠學者？難道你能想像比方說阿桑吉會高喊什麼捍衛民主自由？難道你能想像維根斯坦親美反中？ <text:line-break/><text:line-break/>其實也不用聰慧到這種罕見天才的程度，一個人只要還有一點點腦子，就不可能被洗腦洗成像台灣年輕一代那樣。真難想像究竟是要多蠢，才能洗腦洗成比方說像前述台大學生會的聲明那樣一種水平。我有時走在校園裏，忍不住就會發呆看著來來往往的學生的頭顱，心裏很納悶裏頭的腦組織與神經系統究竟是怎麼運作來產生資訊與經驗？怎麼會蠢到這種程度，真是很不可思議。 <text:line-break/><text:line-break/>前些日子，醫院同事傳給大家一個笑話，可能特別是要傳給我看的，想博我一笑(她們以為我跟她們一樣，不知道我是中共代理人的身份)。那個笑話是這樣： <text:line-break/><text:line-break/>"如果有人要自殺，你要趕快勸阻他萬萬不可啊！為什麼呢？因為，自殺死後，你將會有五分之一的機會投胎轉世成為一個中國人。" <text:line-break/><text:line-break/>這樣各位能懂得我想說的吧？蠢到難以想像對不對。</text:p>
      <text:p text:style-name="P2">怡靜   |  2019.10.17 00:07   |   <text:a xlink:type="simple" xlink:href="http://palinfo.habago.org/Entry?Command=Information_PrintForum&amp;iPage=1#FORUM37992"><text:span text:style-name="T1">#</text:span></text:a></text:p>
      <text:p text:style-name="P4">的確，對於主流媒體的造謠抹黑及其腦殘的支持者，除了恨我不知道該說些什麼。感謝版上祖國同胞介紹了油管上的火鍋大王，第一支看的影片就是他解析紐約時報如何藉由一支有關中國醫療現況的影片醜化攻擊中國。（ https://youtu.be/mvpo2jv5eqI ） <text:line-break/><text:line-break/>最近因為Apple ,NBA, 遊戲公司Blizzard等因為和香港反送中扯上關係鬧了一些風波，不出我所料，西方網友紛紛嘲笑中國的"玻璃心" ，不過更噁心的是恐怕是一些有"話語權"的有力人士馬上對中國扣上道德大帽子，撰寫文情並茂的文章告訴美國人（喔不對 是全世界）應該如何跟中國做生意。 <text:line-break/>譬如我不小心瞄到的，一位紐約時報專欄作家Farhad Manjoo （我不知他是神還是鬼）寫的 <text:line-break/>Dealing With China Isn’t Worth the Moral Cost <text:line-break/>https://www.nytimes.com/2019/10/09/opinion/china-houston-rockets.html <text:line-break/><text:line-break/>我看到文章第一段 就吐了。 <text:line-break/>The People’s Republic of China is the largest, most powerful and arguably most brutal totalitarian state in the world. It denies basic human rights to all of its nearly 1.4 billion citizens.借用紐約時報自己翻譯的中文（以前都不知道紐時網路版還有簡中繁中的翻譯呢）中華人民共和國是世界上最大、最強、也可以說是最殘暴的極權國家。它剝奪了近14億公民的基本人權。 <text:line-break/>然後呢 讀者留言區就是一片叫好，作者也很認真的回覆讀者留言，大家論述來論述去的，我沒看頭就痛了啊！ <text:line-break/><text:line-break/>說到這，就要推薦RT(Russia Today) 的一個節目Going Underground 對國際事務有興趣的朋友可以參考（https://www.youtube.com/user/GoingUndergroundRT/videos） <text:line-break/>另外有用Twitter的朋友也可追蹤 ＠Underground_RT 常常推一些國際事務基本知識，反駁政客的推特謊言，很適合拿來教育腦殘的朋友。 <text:line-break/><text:line-break/>舉例1 <text:line-break/>Today marks 18 years since the US invasion of Afghanistan <text:line-break/>If the Afghan war was a person it would be old enough to vote <text:line-break/>The US has spent $780 billion in Afghanistan since 2001 (NY Times) <text:line-break/>The Taliban is stronger now than at any point since the invasion (SIGAR) <text:line-break/><text:line-break/>舉例２ <text:line-break/>Spain's Supreme Court has sentenced Catalunya's Vice President Oriol Junqueras to 13 years in prison over the 2017 independence referendum <text:line-break/>Yet European Union members join the US in lecturing/bombing the rest of the world on the grounds of democracy and political freedom? <text:line-break/>廢青們很喜歡譴責中國如何不民主，那看看西方有多民主，加泰隆尼亞2017年舉辦獨立公投時，網路流傳許多影片，內容都是西班牙國家警察（中央政府派來的）如何毆打阻擾前往投票的民眾，手段之兇狠搞到當地的消防員聚集起來保護手無寸鐵的民眾。 <text:line-break/><text:line-break/></text:p>
      <text:p text:style-name="P2">陳真   |  2019.10.16 20:30   |   <text:a xlink:type="simple" xlink:href="http://palinfo.habago.org/Entry?Command=Information_PrintForum&amp;iPage=1#FORUM37991"><text:span text:style-name="T1">#</text:span></text:a></text:p>
      <text:p text:style-name="P3">卡韓政變 (188)：過去並沒有成為過去 (後記) <text:line-break/><text:line-break/>陳真 2019.10. 16. <text:line-break/><text:line-break/><text:line-break/>後記： <text:line-break/><text:line-break/>寫政治方面的東西，最大的痛苦有二，一是寫來滿紙污穢。二是明明白白根本無須多說之事，你卻必須像傻瓜一樣，不斷說：「你看你看，是這樣哦，是那樣哦。」很痛苦吧？全是廢話不是嗎？就如同面對一團大便和一朵花，而你卻只能不斷重覆說上一百萬遍： <text:line-break/><text:line-break/>「你看你看，是大便，好臭哦對不對？有沒有聞到？好臭哦。看到沒有？真的好髒好臭對不對？你看不見嗎？眼睛被大便糊到嗎？沒聞到臭味？啥咪？很香？你看不懂這是一團大便嗎？啥咪？你覺得很好吃？你每天都好想吃？這是你最熱愛的美食？」 <text:line-break/><text:line-break/>另一方面則是：「你看你看，好美的花，看到沒有？好香好漂亮對不對？啥咪？你覺得很髒？害你想吐？應該全部消滅？」 <text:line-break/><text:line-break/>我不是在寫三百年前或三千年前的事，而只不過是在寫短則數月、長則不過幾十年的事，卻常感覺我好像彭祖仍活世上，講述千百年前不為人知的往事一般，很無奈。 <text:line-break/><text:line-break/>每天去外面吃早餐，總是會看到那些喪心病狂無恥齷齪的骯髒報紙--蘋果日報及自由時報，每天就是造謠抹黑，仇中反華，醜化異己。 <text:line-break/><text:line-break/>今天 (2019年10月16日)自由人渣報寫著：「基層民意強烈要求」民進黨政府必須儘速通過「中共代理人法」，以「保障台灣的民主自由與人權」。 <text:line-break/><text:line-break/>這些政治人渣，一方面妖魔化過去，說蔣家如何抓共匪，多麼恐怖，多麼傷害民主自由與人權，一方面用無恥謊言把自己包裝成民主自由與人權的拯救者、捍衛者；另一方面，卻又使用與當年蔣家完完全全沒兩樣的手法與政治語言，整天塑造「匪諜就在你身邊」的獵巫氛圍。 <text:line-break/><text:line-break/>比方說，人渣政客蘇貞昌昨天表示： <text:line-break/><text:line-break/>「中國無所不用其極，利用台灣的開放、民主來滲透及破壞民主。現在既然知道中國滲透台灣很嚴重，怎麼可以允許中國在台灣有代理人呢？任何行為只要違反自由民主，或是幫中國講話，都要想辦法擋住。有法律的部分就要好好執行，不夠的部分也要看怎麼做會更好。」 <text:line-break/><text:line-break/>很無恥不是嗎？這些行為，不就是他們口口聲聲所妖魔化的恐怖「過去」？完全一模一樣不是嗎？連「幫中國講話」也不行。誰敢不仇中不反華，誰敢說一句大陸的好話或是報導一句大陸正面的事，誰敢去參加任何具有一絲大陸官方色彩的活動，就是「叛國」，就是「危害國家安全」，就是「為匪宣傳」的「中共同路人」。 <text:line-break/><text:line-break/>這樣一些事，難道不是如此明明白白的卑鄙齷齪？難道還要我做更多說明，然後你才能懂、才能看見？ <text:line-break/><text:line-break/>同樣是今天的新聞。一樣是綠油油的民視新聞，標題寫個「扯」字！還加上驚嘆號！扯，就是荒唐離譜的意思。什麼事有多扯？原來是大陸的學校與台灣的學校常有交流活動，互有師生參訪。 <text:line-break/><text:line-break/>比方說有個由天津大學舉辦的「海峽兩岸青年學生領導力論壇」。今年，台大學生會拒絕推派代表，但台大校方仍打算讓其他學生參加。因此，綠媒說「好扯」！可是，這事扯在哪？兩岸學界交流有何問題？你不參加，別人難道就不能參加？ <text:line-break/><text:line-break/>但是，綠油油的台大學生會卻「出面控訴」！控訴說，這些兩岸交流會議常有類似「兩岸一家親」或「年輕人如何促進經濟和文化發展與繁榮，以共創中華民族復興」的言論，說這就是「思想洗腦與統戰」，台大校方怎麼可以讓學生參加這種「統戰」活動 ？ <text:line-break/><text:line-break/>很蠢不是嗎？蔣家年代的大學生不就幾乎全部都是這樣嗎？ <text:line-break/><text:line-break/>報紙還說，抗議的學生指出，「中國是極權主義社會，甚至連藍的或統派的學生，都可能在大陸被抓、被消失。」因此，指控「台大校方這樣的舉動實在相當不負責任。」 <text:line-break/><text:line-break/>這就是假新聞不是嗎？所謂「反送中」也是搞這一套假新聞，說什麼只要一進入香港或大陸，只要批評中共，隨時就會有一堆人「被抓」、「被失蹤」、「被消失」。謊話連篇，非常可恥。 <text:line-break/><text:line-break/>一位「親綠學者」叫吳叡人，甚至還說，「這是一場沒有硝煙的戰爭。中國的目的就是要滲透台灣民主。台大是最高學府，卻毫無危機意識，儼然國安隱憂。」 <text:line-break/><text:line-break/>很扯吧！連這麼荒唐的蠢話也說得出口。可是，這類鳥話，不就是所謂過去之威權及白色恐怖年代的基本辭彙嗎？過去年代有一群「親藍學者」，也是這樣，動不動就會跳出來說共匪思想入侵、國家安全有危險或是中共同路人就在你身邊等等等。過去所有一切荒唐事，如今卻完全借屍還魂。而且，一樣是打著「捍衛民主自由」、「保衛國家安全」及「保障人民安居樂業」的口號。 <text:line-break/><text:line-break/>上個星期，有一位大陸遊客在台大學生活動中心，把所謂聲援香港的什麼連儂牆上的貼紙撕下。結果這位陸客居然馬上被警方逮捕，而且限制出境，刑法伺候。台大學生會並準備以毀損罪提告。 <text:line-break/><text:line-break/>很扯吧！有這麼嚴重嗎？今天如果撕下的是反民進黨的標語，肯定會被視為理所當然，甚至捧為英雄。 <text:line-break/><text:line-break/>更荒唐的是台大學生會對此發表的聲明，我真不敢相信我的眼睛。這一切不就都是蔣家年代的往事一一重現嗎？ <text:line-break/><text:line-break/>台大學生會的聲明是這麼寫的。希望你看了也會覺得荒唐，要不然我實在不知道如何說明這麼明明白白的可笑與腦殘。聲明的標題是：【學生會堅決提告，以法治抵抗蠻橫侵略】。很荒唐吧。 <text:line-break/><text:line-break/>聲明的內文則寫說： <text:line-break/><text:line-break/>「撕毀連儂牆海報和紙張的行為，...不僅僅是隨機、偶發、情緒性的個人行為，中國及其代理人在臺灣土地上對自由民主象徵物的破壞，已經是中國對台統戰在前線的延伸、對民主制度的系統性攻擊：透過無視法治的暴力，脅迫個人表達意見的自由，企圖使反對中國霸權者因恐懼而噤聲。在台大，學生會絕不會默許、放縱挑戰台灣民主與法治精神的蠻橫行徑。 <text:line-break/><text:line-break/>連儂牆是由台大學生會借用並與校內學生一同展設，以聲援香港人抵抗中國與其在港代理者暴政的運動，並表達台灣抵抗中國併吞、捍衛民主自由與台灣主體性的決心。...對於該中國遊客破壞連儂牆的行為，學生會堅決提告並且不會撤告或和解，以台灣法治抵抗對民主自由的侵害。 <text:line-break/><text:line-break/>台大學生會也在此呼籲，撕一貼百，請同學們繼續前往連儂牆留言，透過行動，表達對中國霸權的抵抗與對香港人民的支持。電影《返校》中政權的恐怖在台灣史上不只是過去式，也是對未來的永恆警惕：在自由之前，我們必須記得，自由有多麼得來不易。 <text:line-break/><text:line-break/>香港人正在前線以肉身記憶，而在台灣的我們，能給香港的最大支持，就是持續關注中國對台灣的侵略行為、反對讓中國在台協力者掌權，透過一整座島嶼的自由，告訴港人、告訴世界，面對霸權，我們抵抗，並成功捍衛了自由的生活。」 <text:line-break/><text:line-break/>這樣一些蠢到爆的傻話，我真不知道還能怎麼說才能讓各位真心覺得離譜。 <text:line-break/><text:line-break/>今天，美國通過了《香港人權與民主法案》，日後將「依法制裁」並「展開清算」所有破壞香港民主自由的「罪犯」，包括香港警察與官員，並可連坐論責其直系親屬，「以支持香港人民有權示威抗議，有權爭取民主、自由、自治與法治」。 <text:line-break/><text:line-break/>美國眾議院議長佩洛西（Nancy Pelosi）說，「美國如果不為中國的人權發聲，那麼，我們在世界其他地方，就會失去代表人權發聲的道德權威。」 <text:line-break/><text:line-break/>很離譜吧！更離譜的是，該齷齪法案的推手之一，美國眾議院議員史密斯（Christopher Smith）的一番無恥謊言與睜眼瞎話。他說，「中共擅長粉碎屍體，打碎骨頭，以酷刑折磨持不同政見的民眾，並在集中營關押許多無辜民眾，犯下大規模的危害人類罪，卻沒有因此被究責與制裁。」 <text:line-break/><text:line-break/>對此，我除了說恨，不知道還能說什麼才能讓各位覺得離譜。事實上，同樣的話幾十年來我都已經寫過不知道幾千幾百遍了。 <text:line-break/><text:line-break/>百般無奈之餘，過去十幾年我常有個想法：想要讓是非善惡獲得平反，想要讓公義獲得伸張，依靠的恐怕不僅僅是理，而是力，因為理已說盡，又能如何？當媒體與教育被牢牢掌控，你再有理也沒用；良善的一方總是被誣衊成邪惡，而撒旦卻被美化成天使，到最後，難道不是比比看誰的拳頭粗？ <text:line-break/><text:line-break/>就如 Noam Chomsky所說，美國其實不斷提醒世人一件事，那就是，為了避免血腥侵略的恐怖悲劇，大家只好盡量想辦法在武力上壯大自己。今天，祖國之所以還能穩定發展，大家有飯吃，免於生靈塗炭，那是因為美國並沒有絕對把握可以輕鬆血洗中國，否則，今日的中國，老早重演日寇侵略屠殺上千萬人以及西方列強分割佔領的痛苦悲劇。</text:p>
      <text:p text:style-name="P2">陳真   |  2019.10.15 19:59   |   <text:a xlink:type="simple" xlink:href="http://palinfo.habago.org/Entry?Command=Information_PrintForum&amp;iPage=1#FORUM37990"><text:span text:style-name="T1">#</text:span></text:a></text:p>
      <text:p text:style-name="P3">卡韓政變 (187)：過去並沒有成為過去 <text:line-break/><text:line-break/>陳真 2019.10. 15. <text:line-break/><text:line-break/><text:line-break/>維根斯坦說，一個人如果無法理解隱喻 (metaphor)，那麼，他首先將會有一種學科難以學習，那就是歷史。 <text:line-break/><text:line-break/>在我看來，歷史跟繪畫有著某種相似性，首先，它都是對於一種無法重現的時空之「再現」企圖；換個方式說，當你談到歷史，你只能隱而喻之，而無法讓時光倒流。 <text:line-break/><text:line-break/>不過，我不是要講這層面，而只是要講一種十分粗淺的意思，意即：並不是所有的繪畫全是素描；「真實」(reality) 可以有無數種再現方式；「抽象」畫一樣能「傳神」。面對一個「抽象」畫家，你可以有一百萬種批評方式，卻沒法批評他畫的東西尺寸不夠「寫實」，畢竟我可以把一個人物像的眼睛畫得比屁股還大，難道不可以？我甚至可以把人體畫成一堆乍看毫無意義的線條不是嗎？ <text:line-break/><text:line-break/>講這些只是想免於腦殘們的無聊口水，別無深意。 <text:line-break/><text:line-break/>進入正題。簡單說：有這麼一種理解過去的方式是錯的，那就是以為過去已經成為過去，而我們「已經」活在幸福之中。事實上，倘若現在是幸福的，那麼，過去肯定也一樣幸福，甚至「更」幸福。同理，倘若過去是壓迫而不自由的，那麼，現在肯定也一樣壓迫而不自由，甚至「更加」壓迫而不自由。 <text:line-break/><text:line-break/>如果你一定要很「寫實」才會開心，那麼，不妨說我只是要談六、七、八零年代的台灣。但事實上，這樣一種背景設定很無謂。我倒覺得，我所講的，人類任何年代都適用，某種隱喻方式其實是相通的。   <text:line-break/><text:line-break/>曾舉一例，很經典。三十幾年前，仍是戒嚴時期，忘了那是一個什麼樣的場合，只記得有個高醫學妹可能是「英烈千秋」、「筧橋英烈傳」等愛國電影看太多了，居然很感慨地對我說 (她當時還不知道我是野心陰謀份子)，她「好嚮往林覺民那個年代哦，好浪漫，好有理想，為了革命，只好跟自己最愛的人告別」；說著說著，就哽咽了，接著杏臉含春自言自語道：「好羨慕那樣的革命年代，可惜現在是民主時代，一切都好平凡。」 <text:line-break/><text:line-break/>我聽了最後這一段告白，感覺很無言，無語問蒼天。 <text:line-break/><text:line-break/>那時的我，朝不保夕，宛如亡命之徒。走在校園，更是人見人厭。有幾年的時間，全高醫只有一個朋友，是位韓國僑生，是當時極少數還把我當人看的高醫同學。 <text:line-break/><text:line-break/>各位明白我的意思吧？所謂白色恐怖，只是極極極...少數人感覺恐怖，而一般人是沒有任何恐怖感的。不但沒有，而且過得特別幸福美滿。特別是學生或年輕人，更是幸福到爆；每天就是舞會、泡馬子 (這年頭叫把妹)、烤肉郊遊打電動看漫畫。university 翻成中文就是「由你玩四年」的意思。 <text:line-break/><text:line-break/>當時的大學生，幾乎全是國民黨的附隨組織「救國團」之友，寒暑假個個忙著參加其所謂「自強活動」。那是大學生們交往談戀愛、培養甜蜜感情的基本生活常態。 <text:line-break/><text:line-break/>白色恐怖真的很恐怖，做為一個異議份子，身處其中，你幾乎無法想像會有黎明到來的一刻，就猶如我很難想像哪一天我可以毫無顧忌地在這島上懸掛五星旗，並且大聲地說我以身為中國人為榮；因為祖國對人類文明發展與世界和平做出了史無前例最大的貢獻。我若不以此為榮，政治還有何種榮耀可言？ <text:line-break/><text:line-break/>白色恐怖真的很恐怖。但是，一般人哪來恐怖感？真是活見鬼了，根本沒這回事。一般人沒有恐怖感，只有對「野心陰謀份子」充滿強烈的厭惡感；只要對黨國稍有不敬，隨便一個路人都能馬上「為國除害」，對你行使暴力或辱罵，就像打擊一隻過街老鼠那樣理所當然，理直氣壯。 <text:line-break/><text:line-break/>解嚴前後，我在黨外雜誌工作兩三年。有一天，跟著雜誌社裏頭一個開貨車的阿伯出去載書。我搭他的便車去辦其它事。後來會合時，見他臉上全是乾漬血跡，半個頭包紮。問他怎麼了？他說去發傳單，被路人圍毆，連一邊的耳朵都差點被整個打落地上。 <text:line-break/><text:line-break/>再舉一例，應該大約是1988年，江蓋世發起台獨環島行軍，我也有參加。每一段路程參加者往往小貓兩三隻，屈指可數，人數非常少，就跟巴勒網的活動差不多。在這場活動中，我運氣好，參加的幾個路段都沒挨過揍，但我隱約記得，江蓋世曾經幾次遭路人圍毆，打完倒地後，還被踹入水溝中，無人伸出援手。 <text:line-break/><text:line-break/>其實，那不是台獨行軍，我們所高舉的布條上只是寫著「我有主張台灣獨立的自由」，僅僅只是主張一種言論自由，但依舊完全不見容於一般人。至少長達半個世紀的時間，99.999%的台灣人主張兩岸統一，視台獨如蛇蠍撒旦那般邪惡與變態，而且，台獨恰恰就是被宣傳為「共匪同路人」的同義詞。很弔詭吧？！政治語彙就是這樣，缺乏實質內涵，只要你掌權，想怎麼建構就能怎麼建構。 <text:line-break/><text:line-break/>我不確定有關江蓋世挨揍之這段記憶的細節是否精確，不過，黨外人士動轍挨揍，基本上就是常態。剛上大學時，甚至曾經有愛國人士十幾人，讀了我的文章很不爽，竟然組隊來高醫說要給我好看。還好我大部份時間都翹課，兩次都沒被堵到。但是，平常時候，在校園內，學長學弟甚至同班同學對我出言恫嚇與羞辱，乃至威脅施暴，基本上也是一種常態。 <text:line-break/><text:line-break/>當年，電影放映前要先唱國歌，全體觀眾必須起立致敬。我不願意起立，經常會有觀眾從四面八方拿瓜子、花生或瓶瓶罐罐砸過來，或是對你叫罵、恐嚇。所謂白色恐怖，不就是這樣嗎？國家整你之外，人民更是你日常生活的直接威脅來源。 <text:line-break/><text:line-break/>為什麼一般人 (特別是年輕人與學生) 這麼痛恨黨外？因為他們相信，黨外破壞了他們的美好幸福生活，破壞了民主自由。所謂白色恐怖不就是這樣嗎？一般人哪來恐怖感？別騙鬼了！那根本不是事實；不但不是事實，而且是事實的相反，腦殘才會相信。那是時下民進黨所散播的一種對於過往歷史基本情境的扭曲與虛構，目的是要說： <text:line-break/><text:line-break/>「你看，過去好恐怖~額~，全都是萬惡國民黨的恐怖罪孽。還好有偉大的本黨推翻了萬惡的國民黨！如今大家才享有由本黨所賜的民主自由與幸福美滿的生活。」 <text:line-break/><text:line-break/>可是，把威權時代也好，白色恐怖也罷，描繪成什麼大家在萬惡的國民黨政權的壓迫下膽戰心驚地過活，大家偷偷摸摸地一心就是要追求什麼民主自由，根本就是鬼扯蛋，活見鬼了。那是相信時下這套什麼民主自由鬼話的腦殘人士才會有的荒唐認知，實在非常離譜，騙小孩也不該這樣的騙法，太可笑了。如果歷史真的是什麼「人民膽戰心驚地飽受恐怖壓迫」這樣一種圖像，國民黨豈有可能每次選舉都是全面壓倒性的勝利？ <text:line-break/><text:line-break/>我文章開頭提到的那位嚮往辛亥革命時代之「浪漫」的學妹，恰恰就是戒嚴時期一般人的基本心態，覺得自己好幸福好自由好美滿~哦~，幸福美滿到有點太無聊太平淡了。 <text:line-break/><text:line-break/>當然，我指的比較不是四、五零年代那種人人自危的動亂時期，而是指六、七、八零年代。不過，如前所說，在這個意義下，做這樣一種歷史分期其實很無謂。不信，你去問問上一代人，看他們活在比方說血腥殘暴的日本殖民時期，是日子過得很恐怖，還是過得還不錯？答案應該是還不錯；即便日本鬼子泯滅人性，屠鄉滅村，婦孺皆殺，在台灣殺害至少四十幾萬人，是一百個蔣家那麼恐怖，但是，絕大部份人其實並不存在恐怖感。 <text:line-break/><text:line-break/>黨外時，面對生活四周人們的質疑，最常被問到的一句話就是：「國民黨政府那麼好、那麼民主，大家的生活這麼幸福、這麼自由，為什麼你們 (黨外) 卻還要亂？為什麼你還要求解除戒嚴？傷害這個社會對你 (們) 有什麼好處？」 <text:line-break/><text:line-break/>所謂白色恐怖或威權時期，不就是這樣嗎？大多數人民的生活常態其實是幸福美滿的，至少不是什麼大家都過得充滿恐懼感或是每個人都嚮往著什麼民主自由，根本沒這回事。 <text:line-break/><text:line-break/>比方說，戒嚴時期當然也有民調。每一次民調，都是高達百分之九十九以上的民意支持戒嚴，認為那是捍衛民主自由的法寶，保障我們安和樂利的繁榮，防止「陰謀份子」(即共匪同路人)藉著民主自由來傷害民主自由。 <text:line-break/><text:line-break/>過去國民黨不就是這樣嗎？現在民進黨不也是這樣嗎？如果你想了解戒嚴時期或威權時期的基本氛圍，那麼，此時此刻的台灣就是了；差別只是在於比較不容易坐牢，至於其他方面幾乎一模一樣，只是當權者旗子顏色變了，黨國名稱變了，其它都一樣。 <text:line-break/><text:line-break/>不信，你去公眾場合說你是中國人試試，或是寫幾篇兩岸統一的文章試試，或是在公司或學校裏頭公開稱讚祖國試試，或是去街頭發傳單主張兩岸統一試試，或是在校園成立主張兩岸統一的社團試試，看你的前途、工作與人身安全與人際關係會有什麼樣的遭遇與變化，看看人們會不會對你惡言相向或另眼相看，看看人們會不會把你當成怪物看待。 <text:line-break/><text:line-break/>把過去說得很恐怖，把現在說得民主自由幸福美滿，那就是鬼扯蛋。如果你對過去的理解如此幼稚，那意味著你對現在的理解一定也很幼稚，你一定是個十分乖巧的順民，或是個綠油油的腦殘，整天講些什麼民主自由的蠢話。 <text:line-break/><text:line-break/>蔣家時期，幾乎所有大學生所有年輕人，不也是每天滿口民主自由，並且以此來傷害、攻擊與醜化黨外人士，說我們是破壞民主自由的害群之馬，說我們是中共的同路人。不就是這樣嗎？所謂過去與現在，不就一模一樣嗎？ <text:line-break/><text:line-break/>每次聽到那種把過去說得很恐怖、把現在說得民主自由幸福美滿的論調，我就覺得很無言，很想撞牆。根據本草綱目的記載，腦殘真的是很難治療，很可能無藥可醫。 <text:line-break/><text:line-break/>你看，如前所說，日本人統治台灣，幹了多少大屠殺事件，數都數不清；屠鄉滅村，婦孺老幼統統不放過，屠殺了四十幾萬人，豈止是一百個蔣家、一百個228事件的規模？但是，綠營當道，如此的血腥殘暴歷史居然描繪得美侖美奐，美好得不得了，台灣人簡直應該跪下來感謝日本人才行，千方百計就是要台灣人必須感謝日本人的「恩澤」。 <text:line-break/><text:line-break/>可是，一講起國民黨，就是講成像地獄、魔鬼那般可怕，把過去講得好像人人被壓迫得痛苦不堪，敢怒不敢言，然後由偉大的民主先賢先烈勇敢帶頭反抗，推翻萬惡的國民黨；在偉大的民進黨帶領下，帶給大家民主自由幸福美滿的生活，然後叫大家要珍惜哦，不可遺忘歷史哦，不可以讓萬惡的國民黨復辟哦，更不可以讓全世界最恐怖的人類共同敵人共產黨有滲透機會哦，要小心共匪的同路人就躲在你我的四周哦。 <text:line-break/><text:line-break/>如此荒唐的認知，如果這不是鬼扯蛋，什麼是鬼扯蛋？如果這不是洗腦，什麼是洗腦？如果歷史是這麼一回事，我們還需要小說嗎？ <text:line-break/><text:line-break/>過去與現在，不就是這樣嗎？各種台詞與作法以及人們的基本生活樣態與心態，完全一模一樣。特別是年輕人與學生，過去如果和現在有什麼不一樣，那就是現在的年輕人與學生，似乎比過去更腦殘。為什麼呢？因為媒體與教材及各種資訊，控制得更加細膩入骨。 <text:line-break/><text:line-break/>過去是依靠「隔絕事實」來洗腦，不讓你接觸，現在則是讓你根本不在乎事實。為什麼事實不再起作用？因為主流統治者在你腦海中成功植入一種幾乎是被視為先驗的 (transcendental)、從而也根本無可懷疑的「世界圖像」或者說「基礎架構」，就像我們在「一加一等於二」等等「基礎架構」上來理解一切知識一樣。 <text:line-break/><text:line-break/>各種知識都可以被檢討被檢驗，但是，基礎架構或基本世界圖像卻無須檢驗，因為它們是一切是非對錯的判準。大家懂我的意思吧？就像尺可以測量一切東西的尺寸，但是尺本身卻無可質疑。這就是洗腦最厲害之處。 <text:line-break/><text:line-break/>更荒唐卑劣的是，不但虛構過去，扭曲現在，而且加害者居然變成拯救者。關於這部份，請參見「卡韓政變 (178)：民進黨簡史」。 <text:line-break/><text:line-break/>簡單說，「過去」那個所謂萬惡的國民黨，跟「現在」這個偉大的民進黨，不是至少有八成以上的基因重組與重疊嗎？領導階層甚至根本就是同一批人！只是換面旗子而已；昔日之加害者，居然搖身一變，成為民主自由的拯救者。 <text:line-break/><text:line-break/>同樣這批人，「過去」也是以民主自由的拯救者形象出現。「現在」的他們，居然反過來指控同樣也是由他們呼風喚雨的「過去」。至於指控的台詞與對白，「過去」與「現在」居然還是一模一樣。 <text:line-break/><text:line-break/>我的表達能力總是讓我感到很挫折，始終表達不出我想表達的。難以言喻的(ineffable) 說不上來，至於「可說」的部份，也只能盡力用粗淺的大白話說到這樣。</text:p>
      <text:p text:style-name="P2">怡靜   |  2019.10.14 22:45   |   <text:a xlink:type="simple" xlink:href="http://palinfo.habago.org/Entry?Command=Information_PrintForum&amp;iPage=1#FORUM37989"><text:span text:style-name="T1">#</text:span></text:a></text:p>
      <text:p text:style-name="P3">幫助馬蹄露的澳洲記者Robert Ovadia在個人臉書寫了一篇長文講這事件 <text:line-break/>https://m.facebook.com/story.php?story_fbid=936960133351404&amp;;id=142157632831662 <text:line-break/><text:line-break/>我身邊的人其實不是那麼關心反送中的新聞，不過大概也是這樣的人在我妹妹說某個水果搖搖杯飲料很像一芳水果茶風格時會在旁邊說 蛤....那是China的....（意思是說不要買）從來都不知道這種莫名的反中仇恨是哪來的。 反送中示威的初期，我爸爸有次回家跟我說，一位一起練氣功朋友説他女兒是個警察，二十來歲，她説為什麼要反送中，因為你如果去香港 講一些批評中共的話，你就會被抓起來送到中國去之類的，當時我爸爸覺得很離譜不可置信，怎麼會如此腦殘相信這種事，我倒不意外，我猜這大概又是網路流傳的“新聞”，果然前些日子我媽媽參加家族旅遊，回來告訴我，阿姨的外孫女，大學生，她説為什麼要反送中的理由就是跟這位年輕的女警講的一模一樣，看，果然是來自同一則網路消息 ┐(´д`)┌ <text:line-break/><text:line-break/>前幾天終於看了陳真推薦的波蘭電影Wołyń(台譯仇恨 英文片名Hatred) 片中殘忍的殺人畫面沒有嚇到我，反倒是結尾的畫面讓我惆悵不已縈繞心頭，或許就像約翰藍儂說的God is a concept by which we measure our pain <text:line-break/></text:p>
      <text:p text:style-name="P2">王修亮   |  2019.10.14 21:54   |   <text:a xlink:type="simple" xlink:href="http://palinfo.habago.org/Entry?Command=Information_PrintForum&amp;iPage=1#FORUM37988"><text:span text:style-name="T1">#</text:span></text:a></text:p>
      <text:p text:style-name="P4">我和女兒熊姐、大侄兒三人，都是從小不擅長說話的人。 <text:line-break/><text:line-break/>我們小時候腦中對任何事物的觀察與認知，全部都是畫面直接轉換，真實的情境轉換成內心層層疊疊的奇特畫面，繁複卻又明確，不斷流轉。 <text:line-break/>內心無比清晰，但是我們都無法以語文說明，說出口的都是別人聽不懂的語法，各種錯置與跳躍。 <text:line-break/><text:line-break/>我們都花了許多年的練習，才慢慢懂得「說人話」。 <text:line-break/>我狀況最小，熊姐問題大一點，侄兒最晚，三十多歲才學會，才開始能進入職場面試，正常進入社會工作。 <text:line-break/>女兒目前還無法找工作，他說不出「好話」來，腦中畫面直接轉換出來的語言都太直接太真誠，要不惹外人厭惡，要不外人聽不懂。 <text:line-break/><text:line-break/>所以影評甚麼的這種「關心」的事務，我一點都寫不出來。但是心裡自有感受。 <text:line-break/><text:line-break/>正如前陣子流行的「你的孩子不是你的孩子」「我們與惡的距離」，若不是為了和學生討論，當成負面教材，我是不會去看的。 <text:line-break/>那都只是講個故事，只是某個人憑自己猜測，非常疏離的寫了個人批判的虛構故事，七零八落，在我腦中無法構成完整的畫面。 <text:line-break/>當成個人表達是一回事，這種個人表達誰都沒資格批判。當成社會問題探討，真是笑話。 <text:line-break/><text:line-break/>小丑這電影我和熊姐去看完，兩人說不出來的悶，虛假的悶。 <text:line-break/><text:line-break/>覺得整部電影卡著一節一節，完全不通順，腦子裡出來的畫面，就是幾千種拼圖各跳出一個碎塊來拚湊，完全兜不成一張圖畫，每一片拼圖都各說各的。 <text:line-break/><text:line-break/>我只會這樣說，說不出其他原因。看完陳真的評論，才知道原因。 <text:line-break/><text:line-break/>原來我們三人都是異類。</text:p>
      <text:p text:style-name="P2">陳真   |  2019.10.14 12:05   |   <text:a xlink:type="simple" xlink:href="http://palinfo.habago.org/Entry?Command=Information_PrintForum&amp;iPage=1#FORUM37987"><text:span text:style-name="T1">#</text:span></text:a></text:p>
      <text:p text:style-name="P3">卡韓政變 (186)：港版太陽花 <text:line-break/><text:line-break/>陳真 2019.10. 14. <text:line-break/><text:line-break/><text:line-break/>實在很不想講這些港版太陽花。幾段視頻，不妨看看。所謂人間正道是滄桑，現實真的很可悲，很可恨！ <text:line-break/><text:line-break/>港版太陽花爭取民主自由：https://bit.ly/2OR0byV  <text:line-break/><text:line-break/>陳偉強是香港理工大學的一位社會科學教授，因為最近寫文章反對暴力，並談到香港法律應該嚴格制裁暴徒，馬上遭到港版太陽花們的 "制裁"，在課堂上軟禁、批鬥了5小時，還逼他否認自己是中國人。 <text:line-break/><text:line-break/>陳老師自述及相關照片：https://bit.ly/35v6DBn <text:line-break/><text:line-break/>軟禁課堂之現場影像：https://bit.ly/33sjBhp  <text:line-break/><text:line-break/>馬蹄露是香港一位女演員，因為意見與港版太陽花們不同，遭到攻擊。CIA日報 (蘋果日報) 隨即移花接木，剪接影片，製作假新聞，故意顛倒時間先後，說是這位女演員先踢人。事實並非如此，這兒有完整影片： <text:line-break/><text:line-break/>https://bit.ly/2B8kcJd <text:line-break/><text:line-break/>底下四段視頻，懇請仔細看完。我個人是挺感動，並不是因為這些人說出什麼特別的見解，而是因為他們單純的義憤及挺身而出。這位美國人說得很對，這些事會讓所有知識和智慧的人想哭。 <text:line-break/><text:line-break/>人可以懦弱，可以自私，但在面對不義時，理當還是應該要有點最基本最起碼的義憤與行動，而不是永遠讓別人去為你受苦受難，而自己卻始終做壁上觀。甚至很多人(特別是所謂知識份子)還會趕緊表態，迎合主流，為虎作倀，吃香喝辣。 <text:line-break/><text:line-break/>這是一位澳洲記者，在現場幫助被暴徒攻擊的馬蹄露，後來自己也成為受害者： <text:line-break/><text:line-break/>https://bit.ly/2OHPrT8 <text:line-break/><text:line-break/>美國人在香港：https://bit.ly/2VCDi3x <text:line-break/><text:line-break/>希臘人在澳洲：https://bit.ly/33x43t0 <text:line-break/><text:line-break/>香港阿婆：https://bit.ly/2OHOnyC</text:p>
      <text:p text:style-name="P2">不笑生   |  2019.10.13 23:00   |   <text:a xlink:type="simple" xlink:href="http://palinfo.habago.org/Entry?Command=Information_PrintForum&amp;iPage=1#FORUM37986"><text:span text:style-name="T2">#</text:span></text:a></text:p>
      <text:p text:style-name="P3">呵，被鋼琴大師面折倒也還好 <text:line-break/>那我還是多看看陳醫師的分享 <text:line-break/>《返校》這個電影來自原本的同名遊戲，這部片一出來就讓我想到《超級大國民》 <text:line-break/>(同年齡的層都很強力推薦這部，也是讓我很驚訝--大部分人好像從不了解這些直到《返校》) <text:line-break/>又不小心打太多了。還是繼續潛水</text:p>
      <text:p text:style-name="P2">陳真   |  2019.10.13 15:57   |   <text:a xlink:type="simple" xlink:href="http://palinfo.habago.org/Entry?Command=Information_PrintForum&amp;iPage=1#FORUM37985"><text:span text:style-name="T2">#</text:span></text:a></text:p>
      <text:p text:style-name="P4">成功， <text:line-break/><text:line-break/>天賦與知識或教育無關，既然是天賦，意味著它來自天，而非來自人。一個人有沒有某種天賦，是一種生命的 "存在狀態"，而非學經歷。 <text:line-break/><text:line-break/>哲學系是培養哲學評論員，不是培養哲學家。就如同文學系是教出文學評論人，而非培養文學家。一個來自天，一個來自人，無法同日而語。當然，有些人很厲害，可以又是評論員又是創作者，例如法國導演尚盧高達。 <text:line-break/><text:line-break/>你的朋友們也許學經歷不錯，考試常常考一百分，每天手上拿著西洋哲學史與唐詩三百首，但那畢竟與天賦無關。</text:p>
      <text:p text:style-name="P2">陳真   |  2019.10.13 15:55   |   <text:a xlink:type="simple" xlink:href="http://palinfo.habago.org/Entry?Command=Information_PrintForum&amp;iPage=1#FORUM37984"><text:span text:style-name="T2">#</text:span></text:a></text:p>
      <text:p text:style-name="P3">宣樂， <text:line-break/><text:line-break/>我看了 "小丑"，你真的想聽我的實話？ <text:line-break/><text:line-break/>實話就是有夠庸俗的電影，俗不可耐，真是耐心的大考驗，水平類似電視上的什麼鄉土劇。看五分鐘我就知道要演什麼了。 <text:line-break/><text:line-break/>這應該分兩部份來說。一是藝術0分。二是想法庸俗到爆炸。 <text:line-break/><text:line-break/>除了攝影不錯，這電影毫無藝術水平可言。為什麼？因為這是如此明白的一件事。 <text:line-break/><text:line-break/>藝術一詞好像很隆重，就說一個 "文" 字吧。"文" 這東西，意味著它總要有點難以言喻的成份在裏頭，要不然哪來 "文" 呢？ <text:line-break/><text:line-break/>科學是講 "什麼" (WHAT)，至於你喜歡 "怎麼" 講都無所謂，你要大聲講、小聲說，講得如何拐彎抹角，一加一始終等於二。 <text:line-break/><text:line-break/>但是，"文" 卻不然。"文" 不是講 "什麼"，而是 "怎麼" (HOW) 講。人人都說我愛你，但是光寫出我愛你，儘管寫得很隆重很真心，依然不會因此而成為藝術，因為文之所以為文，在於 "怎麼" 個 "文" 法，而非在於你究竟想說 "什麼"。 <text:line-break/><text:line-break/>過去國民黨當權，拍了很多 "榮獲" 金馬獎的愛國片，全部是大爛片。現在的民進黨當家，也一樣拍了很多愛國 (台灣國) 片，包括所謂記錄片，也全部是大爛片。所謂全部就是無一例外，往往爛到我真不敢相信我的眼睛。我從未看過，但是光看海報或劇照或介紹，我就想吐了，真是有夠低俗。原來人可以遠離 "文" 到這種程度，真不可思議。 <text:line-break/><text:line-break/>不過，一樣是0分，內涵還是有別。應該說，小丑0分，而上述這些反映政治與現實的大大大爛片則是根本連給它打分數都是一種自我羞辱。那就好像有人放個屁，然後你給它進行音樂評分說它得了0分一樣荒唐。它連分數都不是。它只是一種屁聲，毫無意義。 <text:line-break/><text:line-break/>前幾天，有朋友問我對什麼 "返校" 的看法，我一聽，有強烈受辱感，怎麼拿屁聲來問我它的音樂成份如何呢？我有這麼低俗嗎？朋友繼續追問，我就無言了。我當然不會庸俗低能到去看這類電影，但是一顆臭雞蛋需要拿起來吃幾口才知其臭嗎？ <text:line-break/><text:line-break/>小丑雖然藝術水平得0分，但它畢竟還是一個作品，跟上述那些屁聲不能等同觀之。 <text:line-break/><text:line-break/>小丑這電影就像電視上的什麼鄉土劇，光看廣告就讓人很不耐煩，非常 "好萊塢"，俗不可耐。 <text:line-break/><text:line-break/>(廣告插播：這個月20號--周日，高雄電影圖書館要放映多藍的 "不過就是世界末日"。我已經看過N遍，但會再去看 N+1遍，每天期待20號的到來。我對 "文" 之世界的理解，差不多就像多藍的電影，非常POETIC，感動甚深。) <text:line-break/><text:line-break/>至於 "小丑" 這電影的內容與想法，更是可怕。編導顯然對於人性與人心以及對於弱者、弱勢、異類或窮人等等等，完全一無所知，充滿可怕的偏見，居然把他們理解成彷彿像香港暴民那樣一種腦殘生物。窮人，異類或各種弱勢者是那麼低能醜陋猥瑣不堪的一種東西嗎？這電影簡直就是對於他們的一種抹黑與醜化，深入骨髓。 <text:line-break/><text:line-break/>我知道編導絕無抹黑意圖，但這才真的恐怖，因為這意味著編導居然由衷相信窮人、異類或各種弱勢者是如此低能猥瑣腦殘錯亂的一種低等生物；而且，稍微對之不敬，馬上就要抓狂發飆。窮人、異類或各種弱勢者是那麼猥瑣窩囊醜陋低能的生物嗎？真是他媽的太荒唐了。 <text:line-break/><text:line-break/>主流世界對於少數或弱勢異類的誤解與歧視竟如此之深，真不可思議。但我其實對此一點都不意外。因為那是兩種世界。弱勢要理解主流強勢很容易，畢竟主流之聲每天如雷貫耳。但是，反之則不然。光鮮亮麗的主流世界想要理解邊緣、少數、異類與貧窮等等等，卻幾乎不可能。 <text:line-break/><text:line-break/>不過，我相信，跨界理解依然是可能的。比方說我從小出身富裕，但在我年少陷入極端貧窮之前，我覺得自己就已經能充份理解窮人的痛苦；感同身受之強烈，強烈到讓我渴望成為他們的一份子。 <text:line-break/><text:line-break/>小丑編導真的是幼稚到爆，怎麼會把窮人、苦人、異類、弱勢乃至精神病人理解成那樣一種低能猥瑣窩囊可笑而且很恐怖的生物。真是荒唐透了頂。 <text:line-break/><text:line-break/>窮人不是這樣，精神病人也不是那樣，異類並不猥瑣，弱者也一點都不窩囊。那樣一種理解與評價，其實應該送給主流世界的人事物才對。我講這樣並非修辭，而是心裏話。主流世界在我看來，才具有那樣一些特徵，比方說窩囊猥瑣、貪婪低能、極端自卑 (人與人之間比高下那樣一種自卑)，而且品性不端，對之稍有不敬，很可能就會惹出什麼事來。因此，我對於主流人事物向來不敢批評，若要批評也都盡量百中說一，盡量含蓄，不太敢說完整的老實話，因為我怕會有報應。 <text:line-break/><text:line-break/>但是，對於窮人、苦人、異類、弱勢乃至於精神病患以及各種品味有異於主流者，你卻可以任意抹黑羞辱之、勉勵之、疼惜愛護憐憫之，玩弄之，取笑之，嘲弄之，偷窺之，任意品頭論足之，看你愛怎麼幹就怎麼幹。他們別說毫無反擊能力，連想發出一點微弱聲音都幾乎不可能。</text:p>
      <text:p text:style-name="P2">陳真   |  2019.10.13 15:49   |   <text:a xlink:type="simple" xlink:href="http://palinfo.habago.org/Entry?Command=Information_PrintForum&amp;iPage=1#FORUM37983"><text:span text:style-name="T2">#</text:span></text:a></text:p>
      <text:p text:style-name="P4">同學，我說話直接，請別介意，畢竟有些話不好表達。 <text:line-break/><text:line-break/>我常怕有人寄文章或論文來要我批評指教。因為我不知道他是想聽真話或聽假話。假話我說不習慣，真話卻往往難以含蓄。 <text:line-break/><text:line-break/>李敖曾舉了個例，有個小朋友彈鋼琴，鋼琴大師一聽，覺得不行，資質太差了。李敖的例子是說，"大師說你不行就是不行，沒得爭議。" 而我想說的是，大師在說你行不行之前，其實是有一番天人交戰的，不知該說真話或假話？真幾分才算真？真話說了之後，會不會友情崩盤？會不會失去工作？會不會有什麼可怕的報應在等著我？ </text:p>
      <text:p text:style-name="P2">不笑生   |  2019.10.13 15:13   |   <text:a xlink:type="simple" xlink:href="http://palinfo.habago.org/Entry?Command=Information_PrintForum&amp;iPage=1#FORUM37982"><text:span text:style-name="T2">#</text:span></text:a></text:p>
      <text:p text:style-name="P3">雖然沒有人知道我是誰，不過很笨蛋的話，感覺有點破壞這裡的嚴肅氛圍 <text:line-break/>這是一種笨蛋的自我修養 <text:line-break/>---- <text:line-break/>謝謝陳醫師的回文，我再想想看 <text:line-break/>這些有名政治人物的分道揚鑣，其實只是想探討民進黨的腐化或者質變的過程 <text:line-break/>但我想這樣應該是錯的理解方式 <text:line-break/>您提的那一長串名字，我只有稍微耳聞過王津平先生(今年9月過世)和陳映真 <text:line-break/>前者是在野火樂集的紀錄片看到訪談，後來才知道王津平老師的一些故事 <text:line-break/>比如教職被淡江大學解除的原因與故事(藉由google) <text:line-break/>後者是不知道在誰推薦下讀到陳映真的《山路》，總體來說不是很了解 <text:line-break/>不過我可以肯定的是，和我差不多年齡層(二十多歲上下)的人 <text:line-break/>他們可能只知道鄭南榕吧，而且不是那個鄭南榕，是被變質成某種"販賣、推銷某種有利於既定權力結構的政治商品"的鄭南榕 <text:line-break/>您說的前面一部分我還是能理解的： <text:line-break/>1.黨外對於外省人的猜忌，這個在之前您講到鄭南榕的時候有所知道 <text:line-break/>2.政治明星──少數明星藉此光環(比如美麗島、野百合、太陽花...)參政，並收割個人利益，而真正付出貢獻的人物(或許沒有參選，沒有加入政治行列)卻被人們遺忘 <text:line-break/>不知道這樣講有沒有錯，我覺得還是能理解的，太陽花學運就是個活生生血淋淋的例子，製造了好幾個政治的明星，包括柯文哲、黃國昌等人，這些人的貢獻或許比不上場內的無名英雄 <text:line-break/>--- <text:line-break/>另外，您的小朋友好可愛，再大一點的話是否可以考慮告訴她詹益樺等人的故事呢？ <text:line-break/><text:line-break/><text:line-break/></text:p>
      <text:p text:style-name="P2">王修亮   |  2019.10.13 13:00   |   <text:a xlink:type="simple" xlink:href="http://palinfo.habago.org/Entry?Command=Information_PrintForum&amp;iPage=1#FORUM37981"><text:span text:style-name="T2">#</text:span></text:a></text:p>
      <text:p text:style-name="P4">這實在太可笑了，如果是黑警，何必移民來台灣?各方面都不方便，還要接收芒果乾。 <text:line-break/>直接去大陸本土就好了!無須移民，還得到撐港警民眾的特別尊重。 <text:line-break/><text:line-break/>這根本是台灣政府怕那批年輕暴民來台灣搶風采搶權位，已經把暴民宣傳得像革命烈士，到台灣來立刻會受到熱烈歡迎，很容易成為一個年輕人支持的新政黨，民進黨絕對不允許!! <text:line-break/><text:line-break/>這篇公告所強調的: <text:line-break/><text:line-break/>如申請人有事實足認為有犯罪行為、有危害國家利益、公共安全、公共秩序，或從事恐怖活動之虞、參加或資助恐怖或暴力非法組織或其活動而隱瞞不報等情，移民署得不予許可其申請。 <text:line-break/><text:line-break/>這才是重心，擺明就是阻擋香港暴民，香港警察可沒做這些事。 <text:line-break/><text:line-break/>別人的地區巴不得亂，自己台灣則全部阻擋，香港姓黃的上次來，得到過任何實質幫助嗎? <text:line-break/><text:line-break/>沒看過說謊說到如此拙劣的。 <text:line-break/><text:line-break/>底下的留言一片感謝台灣。 <text:line-break/><text:line-break/>........................................................ <text:line-break/>內政部 <text:line-break/>1 小時 · <text:line-break/>【嚴格把關港澳居民移民來臺】 <text:line-break/><text:line-break/>有網路消息稱，香港黑警將攜家眷大舉移民臺灣，並呼籲政府慎防！ <text:line-break/><text:line-break/>事實上，所有各類申請居留、定居案件，移民署都會透由各種管道進行安全查核，審視各項條件，將不法及犯罪阻絕於境外！ <text:line-break/><text:line-break/>根據現行香港澳門居民進入臺灣地區及居留定居許可辦法第16條規定，港澳居民因工作、投資、就學等相關事由，可申請在臺灣居留。 <text:line-break/><text:line-break/>但依同辦法第22條，如申請人有事實足認為有犯罪行為、有危害國家利益、公共安全、公共秩序，或從事恐怖活動之虞、參加或資助恐怖或暴力非法組織或其活動而隱瞞不報等情，移民署得不予許可其申請。 <text:line-break/><text:line-break/>至於網路傳言600萬買房就可移民，這是錯誤訊息!香港澳門居民來台投資的項目，不包含單純購置不動產自用。因此，不得以購買600萬元以上的不動產置產事由，申請來台居留。</text:p>
      <text:p text:style-name="P2">林炤育   |  2019.10.13 12:04   |   <text:a xlink:type="simple" xlink:href="http://palinfo.habago.org/Entry?Command=Information_PrintForum&amp;iPage=1#FORUM37980"><text:span text:style-name="T2">#</text:span></text:a></text:p>
      <text:p text:style-name="P3">在油管上有好幾位對中國人友善的猶太裔YOUTUBER <text:line-break/><text:line-break/>如 <text:line-break/>火鍋大王、歪國人協會(高佑思)、郭傑瑞、小馬... <text:line-break/><text:line-break/>以比例來說是很高的，有人說是兩者有相似的苦難歷史或文化習俗，我覺得是猶太人人比較理性吧。 <text:line-break/><text:line-break/>为什么犹太人会感激中国，两个文化居然这么像！ <text:line-break/>https://youtu.be/3Q5QX8gUdNw <text:line-break/><text:line-break/>沉默的正義外交官！　生命簽證搶救猶太人 <text:line-break/>https://youtu.be/tP5eANs8vE0 <text:line-break/><text:line-break/>中国的辛德勒 何凤山 <text:line-break/>https://youtu.be/Pm0OCivTsMs <text:line-break/><text:line-break/>何曼禮 中國辛德勒名單之迷 <text:line-break/>https://youtu.be/UhpMEJ_uO_Q</text:p>
      <text:p text:style-name="P2">梁成功   |  2019.10.13 11:02   |   <text:a xlink:type="simple" xlink:href="http://palinfo.habago.org/Entry?Command=Information_PrintForum&amp;iPage=1#FORUM37979"><text:span text:style-name="T2">#</text:span></text:a></text:p>
      <text:p text:style-name="P4">高三放假时间短，国庆时又vpn使用不了(人机验证要引入谷歌外链)现在才能在这里说些什么。 <text:line-break/>陈医师，您过誉了，先扯一大段我自己的故事，讲我自己的一点经验。没准的话，还能提供一个看中国（大陆）社会的视角。 <text:line-break/>我初中在佛山（广州西邻的城市）读书，成绩一般，中考考试前志愿填报不久，我听说广东实验中学多元开放，卯定主意填了省实的志愿——尽管根据往届分数线，我平时完全没够那个水准。父母认为我太冒险，各种阻挠，但其实他们没有理解好录取机制，“高分低投”风险远无他们想象中的高。最后中考，我拿到了自己的最好成绩（全市6万考生250名）但仍不及往年录取排名。分数公布后的最初几天我笃定自己是去本市的重点中学了，结果，那天我去广州市图书馆，下午5点准备回家时，父母打了个电话给我。他们报喜说：刚刚那分数线出来了，你肯定过了...不敢相信...你用手机上网确认一下... <text:line-break/>情况是这样，我“大佛山市”是在世纪初由原佛山市，顺德市，南海市合并而成，原有的三套行政班子间至今磨合不良，教育系统中亦然。各种明争暗斗的“一市两制”戏码对我这种一般学子不过是饭后谈资，但对于尖子们而言那可是有各种各样圈生源的协定，区教育局区重点高中和母校领导都盼着他们签呢。说实在的，有关方面开出了不错的条件，不少尖子都接受协定而没有填报省实中考志愿（而顶尖聪明的，多会在5月参加省实与华南师范附中的自主招生测试）。最后，填报省实中考志愿的，全佛山不到18个，甚至未过给定指标20个，变成毫无竞争，填志愿即可入学。 <text:line-break/>和我类似的几个佛山学生，平时考试成绩不佳，也无应付自主招生的天才，但就是因为在关键时刻有主张，幸而入读省实重点班（旧省实验班，通过中考在广州以西地市招生：新实验班，自主招生）我初中时谈得最要好的同学K，我们当初未有通气，却不觉中走过类似的一段路（包括遭遇父母的强烈反对），来到同一所学校。Y与Z，来自顺德，性格非常可爱的女孩子和男孩子，皆通文学艺术与哲学。Y是我校合唱团（高中合唱团世界第三！）的重要团员，也是文学社社长，我第一次见到她时，她手中拿着一本《西方哲学导论（Palmer版）》与一本某小众宋代词人的词选。Z，读书甚多，为吾校模联大老，目光英利异常，幽默感奇特，现在在北京参加艺考培训。 <text:line-break/>还有从粤西茂名而来的一位J高才生，那天我截屏给他看留言版上“小白的故事”两篇，他看完后道：“我真的无法想象，他在台湾这么多年怎么活过来的”。 <text:line-break/>许多人事J马上就能字里行间看出，我却不行，他看人显然比我准。而前几天，他就对我评语“有才无德，最为恶劣”。也不止J，YZ二人都对我的品性抱以极低的评价，只有K是我能一直谈上话的——尽管他个性与才智并不那么突出。 <text:line-break/>陈医师，您说“難想像一個高中生...”时我想到了这些同学，我认为他们的哲学天分并不比我低，您说这句话我挺讶异的。 <text:line-break/>当然，我对KYZ的介绍不足以说明他们的哲学天赋......我记忆力奇差（受过权威医院认证）证据忘得差不多了，徒留一结论。 <text:line-break/>我本来还另备了一篇回复，顺着我上面那篇的思路，但实在过于个人，意识到留言板上不少人就不发了，就在这扯了些别的。但，如果您愿意的话，希望您继续您之前的回复。 <text:line-break/>还有一个（一串）重要的问题，我几次留言中都隐约涉及了，我想找您问卜，但我不知道怎么把问题提出来,还是只能旁敲侧击...... <text:line-break/></text:p>
      <text:p text:style-name="P2">陳真   |  2019.10.13 02:53   |   <text:a xlink:type="simple" xlink:href="http://palinfo.habago.org/Entry?Command=Information_PrintForum&amp;iPage=1#FORUM37978"><text:span text:style-name="T2">#</text:span></text:a></text:p>
      <text:p text:style-name="P3">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text:p text:style-name="P2">自強   |  2019.10.13 00:06   |   <text:a xlink:type="simple" xlink:href="http://palinfo.habago.org/Entry?Command=Information_PrintForum&amp;iPage=1#FORUM37977"><text:span text:style-name="T2">#</text:span></text:a></text:p>
      <text:p text:style-name="P4">查了資料才發現,歪果仁研究協會的會長和副會長都是猶太</text:p>
      <text:p text:style-name="P2">林炤育   |  2019.10.12 16:03   |   <text:a xlink:type="simple" xlink:href="http://palinfo.habago.org/Entry?Command=Information_PrintForum&amp;iPage=1#FORUM37976"><text:span text:style-name="T2">#</text:span></text:a></text:p>
      <text:p text:style-name="P3">影片很有趣，但引起我好奇的是影片中的一個老外，這老外說了一些我不知道的，關於中國環境保護與自然公園的事。 <text:line-break/><text:line-break/>自从这群歪果仁被中国速度吓到以后。。。 <text:line-break/>https://youtu.be/NTKwIWmaQWg <text:line-break/><text:line-break/>查了一下，原來他叫 Kyle Obermann，是位自然環境攝影師。 <text:line-break/>喜歡看祖國大好山河的可以關注他 <text:line-break/><text:line-break/>如這個 <text:line-break/>https://youtu.be/3S7Y0ZhhMWs <text:line-break/><text:line-break/></text:p>
      <text:p text:style-name="P2">阿海   |  2019.10.12 13:09   |   <text:a xlink:type="simple" xlink:href="http://palinfo.habago.org/Entry?Command=Information_PrintForum&amp;iPage=2#FORUM37975"><text:span text:style-name="T2">#</text:span></text:a></text:p>
      <text:p text:style-name="P3">感謝陳醫師的卡韓政變(184)。新聞真是連標題都別看。 </text:p>
      <text:p text:style-name="P2">不笑生   |  2019.10.12 01:55   |   <text:a xlink:type="simple" xlink:href="http://palinfo.habago.org/Entry?Command=Information_PrintForum&amp;iPage=2#FORUM37974"><text:span text:style-name="T2">#</text:span></text:a></text:p>
      <text:p text:style-name="P4">應該是第二次在這裡留言，每次留言前都要想一想，因為不想變成笨蛋(或者說被看出來是個笨蛋) <text:line-break/>看到陳真醫師的"卡韓政變 (179)：韓國瑜的黨外形象"有所想法 <text:line-break/>台灣好像真的有很多人深信，不只是檯面上的政治人物給自己擦脂抹粉會玩這種手法 <text:line-break/>把現在這個國民黨連結到興中會、同盟會，甚至把所有革命黨人都給"拆食落腹"(台語) <text:line-break/>民進黨也是把黨外時代都納為己有，也是不遑多讓，抹去不少有所貢獻但和民進黨最後分道揚鑣的人 <text:line-break/>(費希平、林正杰、朱高正、許榮淑等人都和其"分手") <text:line-break/>想問問看陳醫師，有沒有什麼書籍可以比較真實的講講這些人和民進黨分道揚鑣的原因和過程 <text:line-break/>--- <text:line-break/>最近很常聽李雙澤的歌曲，比如《美麗島》、《少年中國》、《老鼓手》，都是很有意思的歌曲 <text:line-break/>可是，前面被似乎被曲解成台獨歌曲，而少年中國好像又變成"紅色侵台"、"大中國思想" <text:line-break/>其實我猜李雙澤不是這樣去理解他的兩首作品，但我又不知道怎麼去替他辯護 <text:line-break/>(蔡英文就任總統時請來原住民歌手巴奈唱歌，而且大合唱這首美麗島，結果很有趣 <text:line-break/>巴奈後來為了原住民傳統領域劃分在凱道紮營抗議好幾百天，十足諷刺) <text:line-break/>關於這首美麗島，據網路上看的資料(*1)是寫中泰賓館事件時，原唱者楊祖珺在現場，本來要唱著這首歌帶大家衝出去，卻被田孟淑罵為豬仔歌 <text:line-break/>想請問看看這個是不是真的？這代表著什麼樣的一種心態？ <text:line-break/>謝謝</text:p>
      <text:p text:style-name="P2">陳真   |  2019.10.11 02:40   |   <text:a xlink:type="simple" xlink:href="http://palinfo.habago.org/Entry?Command=Information_PrintForum&amp;iPage=2#FORUM37973"><text:span text:style-name="T2">#</text:span></text:a></text:p>
      <text:p text:style-name="P3">卡韓政變 (184):假如我是美國領導人 <text:line-break/><text:line-break/>陳真 2019.10. 11. <text:line-break/><text:line-break/><text:line-break/>上個月(九月) 七日，我特地跑去高雄圖書館聽蘇起演講。演講中，蘇起就有提到所謂兵棋推演美軍打輸解放軍的事。我不太記得他在演講中是否有詳細說明，但台灣媒體諸如這樣的標題：「兵棋推演18次全敗。若與陸開戰，美國百分百會輸」，其實相當誤導。報導內容同時也混淆、誇大了各種不同訊息與結論。 <text:line-break/><text:line-break/>比方說， <text:line-break/><text:line-break/>誤解一，Robert Work 和 Greg Grant 的完整報告在此： <text:line-break/><text:line-break/>https://bit.ly/2VwX6oS <text:line-break/><text:line-break/>作者完全沒有說大陸已經可以打垮美國，而是說在中國建國一百周年即2049年之前，中國的整體軍力「有可能」超越美國。 <text:line-break/><text:line-break/>作者還把中國的軍力提昇分成三個階段。 <text:line-break/><text:line-break/>階段一有點類似不對稱作戰，以小博大，以弱擊強。在階段一，中國仍遠遜於美國。階段二則進展到「可與之匹敵」的程度。階段三才是明顯超越美國。 <text:line-break/><text:line-break/>至於中國目前軍力處於哪個階段，西方一些媒體在解讀這份報告時，往往很明確地指出中國仍在階段一。例如 The National Interest 今年六月的報導： <text:line-break/><text:line-break/>https://bit.ly/2AYXL95 <text:line-break/><text:line-break/>但我看過 Robert Work 和 Greg Grant 的完整報告，作者並沒有明確指出中國發展到哪個階段。不過，從內容細節來解讀，作者應該是認為中國目前處於第二階段，簡單說就是一旦中美全面開戰，將兩敗俱傷。但是作者特別指出，中國在AI (人工智慧)及量子科學方面的世界性主導地位，很可能不用等到 2049年，就能在整體戰力上超前美國。 <text:line-break/><text:line-break/>誤解二：Robert Work 和 Greg Grant 的報告談的是中美兩國的整體軍力，而蘇起或媒體所提之各項兵推 (其中最主要是蘭德公司所做的報告)，卻是指中國鄰近區域的戰爭，其中最主要的世界火藥庫，當然就是台海兩岸。各項兵推指的是美國的「馳援」或「軍事介入」這個區域的戰爭能力，包括「馳援」的時效性。 <text:line-break/><text:line-break/>簡單說，美國大老遠跑來台海作戰，究竟能夠在多短的時間內派多少軍隊？能夠有運輸多少武器與作戰能力？所謂兵推打輸解放軍，指的是這個意思，這跟整體軍力是兩回事。 <text:line-break/><text:line-break/>而且，就如蘭德公司的資深研究員David Ochmanek 所強調： <text:line-break/><text:line-break/>https://bit.ly/30YXYnw   <text:line-break/><text:line-break/>這意思並不是說中國共產黨將佔領白宮，而只是說中國在其鄰近區域具有作戰優勢，如此而已。他還強調，兵推所謂輸贏指的是某種目標底下的輸贏 (例如打敗台灣)；他說，解放軍要打敗台灣，估計大約只需要幾天或頂多幾周的時間。在這麼短的時間內，美軍很難成功軍事介入。 <text:line-break/><text:line-break/>所謂美軍打輸解放軍，指的是這個意思，大家別會錯意，別太高興。事實上，祖國戰力跟美國還差遠了。而且，就如 Ochmanek 所說，美軍半個多世紀來每天在打仗，而中國在過去幾十年來卻根本沒有作戰經驗，因此，所謂兵推只是紙上談兵，實際作戰經驗依然十分重要。 <text:line-break/><text:line-break/>誤解三，把所謂兵推視為一種現實政治判斷的依據是危險的。 <text:line-break/><text:line-break/>比方說，假設今天我是美國領導人，我哪需要馬上派軍隊來跟解放軍一決雌雄？我只要在物資、武器及政治上提供台灣各項支援與煽動就行，盡量延長戰火，儘可能製造雙方最大的動亂與傷亡，最好可以變成一種長期內戰或大屠殺；並且支持台灣對大陸本土發動更多攻擊，盡一切力量擴大戰火、仇恨與血腥衝突。 <text:line-break/><text:line-break/>這時候，就有可能大規模傷害大陸的各項國力與經濟發展。只要讓大陸延緩發展個十幾年或幾十年，大陸就有可能從此一蹶不振，永遠都不可能再挑戰美國的世界霸主地位。 <text:line-break/><text:line-break/>簡單說，以某種特定目標 (亦即解放軍打敗台灣) 來設定兵推勝負，在我看來是沒有多少現實意義的，甚至極其誤導。因為，在美國人的戰略用途上，台灣就是一顆人肉炸彈。炸彈的用途當然就是找一個最好的時間點引爆，以製造敵人 (即中國大陸) 最大、最長久的致命傷害，使之喪失挑戰世界霸主的能力。這恐怕才是美國真正的盤算。美國怎麼可能會想去救一顆由他長年所精心打造的人肉核彈？ <text:line-break/><text:line-break/>台灣人最好要認清這一點。美國長年以來在世界各地不就都是這麼搞的嗎？中國需要的是一種穩定與和平的世界秩序及兩岸關係，才有可能追求自身的發展。但美國卻剛好相反，敵人或諸多弱小國家的穩定與和平，恰恰是美國所最不樂見的；他需要的是製造最大的血腥與動亂，方才符合他最大的利益。 <text:line-break/><text:line-break/>你看，不管是阿富汗、伊拉克、利比亞與敘利亞等等等等等，所有這些年來被美國侵略的國家，都是原本好不容易在穩定與和平的政治秩序中開始尋求發展；就在人民生活逐漸走向安定與富足之際，美國就撒個謊找個藉口入侵了。這些國家立即成為極其血腥恐怖的人間煉獄，被戰火與饑餓和各種犯罪與暴力，摧毀數百萬條人命，製造數千萬難民。 <text:line-break/><text:line-break/>這些國家，往後數十年都很難脫離恐怖地獄般的內亂或內戰處境 (往往由美國所策動，一如中國當年的軍閥割據與內戰)，美國就從一片戰亂血腥中掠奪各項暴利與資源，包括石油；以人命為代價，擴大帝國勢力範圍。</text:p>
      <text:p text:style-name="P2">力民   |  2019.10.10 10:35   |   <text:a xlink:type="simple" xlink:href="http://palinfo.habago.org/Entry?Command=Information_PrintForum&amp;iPage=2#FORUM37972"><text:span text:style-name="T2">#</text:span></text:a></text:p>
      <text:p text:style-name="P4">美國基本上只敢打強弱差距巨大的戰爭，就算兵推因各種原因誇大，但總之可以知道大陸是有能力與美國一戰的，這樣的程度足以嚇阻美國的軍事作為，台灣人想要依靠美國武力抗拒的想法就是癡人說夢。 <text:line-break/><text:line-break/>https://reurl.cc/NaGZme <text:line-break/>兵棋推演18次全敗 　蘇起：若與陸開戰　美國百分百會輸 <text:line-break/><text:line-break/>優傳媒記者胡智凱／台北報導 <text:line-break/><text:line-break/>前陸委會主委蘇起今（5）日應邀赴馬英九基金會發表演說，他引用美國前國防部副部長沃克（Robert Work）等多份報告，認為美國跟大陸打仗百分百會輸，因為兵棋推演顯示很清楚，推演18次美國就輸了18次。 <text:line-break/><text:line-break/>針對美中台三角關係，蘇起認為2020年恐是「兩國論」對撞「中國夢」的時刻，屆時將會有「地動山搖」的變化，也不要太奢望美國馳援，因為就算美國跟大陸打仗，美國也會輸。 <text:line-break/><text:line-break/>蘇起指出，沃克是知名的軍事思想家，曾先後在歐巴馬政府及川普政府擔任國防部副部長，現已退休，但仍擔任美國重要的智庫顧問。 <text:line-break/><text:line-break/>而這位沃克在今年6月發表一篇報告，名為《在自己的賽局中擊敗美國》（Beating the Americans at their Own Game）。當中提到：「近年來，美國國防部已經進行了多次兵棋推演，模擬中美開戰。結果顯示，若不改變現有的作戰計劃和作戰觀念，美軍可能會敗在解放軍的手下。」 <text:line-break/><text:line-break/>“And those who reject this rather sobering assessment need only examine the results of extensive wargaming the Department of Defense has undertaken in recent years, modeling military action between the United States and China. The outcome of those wargames indicate that, absent fundamental changes to DoD’s planned capabilities and current warfighting concepts, the U.S. Joint Force could face defeat at the hands of the Chinese military in plausible scenarios.” <text:line-break/><text:line-break/>美國前國防部副部長沃克（Robert Work）出具報告指出美國多次在兵棋推演輸給大陸。（圖／擷取自沃克報告封面） <text:line-break/><text:line-break/>同時，蘇起也引用紐約時報在今年9月的報導，美國針對中美大戰進行兵棋推演，推演18次美國就輸了18次。 <text:line-break/><text:line-break/>隨後，蘇起也出具美國蘭德公司、澳洲雪梨大學美國研究中心等多份報告，都指出美國已不能應付亞太地區的大國競爭，而大陸的反介入能力已經削弱美軍投射至亞太的力量。 <text:line-break/><text:line-break/>因此，蘇起認為，美國總統的幕僚絕對不會建議美國跟大陸打仗，「怎麼打？輸了18次，百戰百敗嘛！」且美國總統還想要連任，怎麼會願意打仗！？</text:p>
      <text:p text:style-name="P2">陳真   |  2019.10.09 20:57   |   <text:a xlink:type="simple" xlink:href="http://palinfo.habago.org/Entry?Command=Information_PrintForum&amp;iPage=2#FORUM37971"><text:span text:style-name="T2">#</text:span></text:a></text:p>
      <text:p text:style-name="P3">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text:p text:style-name="P2">陳真   |  2019.10.09 11:04   |   <text:a xlink:type="simple" xlink:href="http://palinfo.habago.org/Entry?Command=Information_PrintForum&amp;iPage=2#FORUM37970"><text:span text:style-name="T2">#</text:span></text:a></text:p>
      <text:p text:style-name="P4">宣樂， <text:line-break/><text:line-break/>衝著金獅獎的份上，我會去看，但一方面太忙，還找不出時間，一方面是因為連假將至(更忙)，票價折扣數較少 (八三折)，我通常只買六折的票，除非沒有選擇時。</text:p>
      <text:p text:style-name="P2">李宣樂   |  2019.10.08 22:54   |   <text:a xlink:type="simple" xlink:href="http://palinfo.habago.org/Entry?Command=Information_PrintForum&amp;iPage=2#FORUM37969"><text:span text:style-name="T2">#</text:span></text:a></text:p>
      <text:p text:style-name="P3">陳真醫師您好，第一次在這留言，不知道您看電影《小丑》了沒？您會有興趣去看嗎？很想聽聽您的觀影心得。</text:p>
      <text:p text:style-name="P2">陳真   |  2019.10.08 11:57   |   <text:a xlink:type="simple" xlink:href="http://palinfo.habago.org/Entry?Command=Information_PrintForum&amp;iPage=2#FORUM37968"><text:span text:style-name="T2">#</text:span></text:a></text:p>
      <text:p text:style-name="P4">卡韓政變 (182)：風雨飄搖的巴勒網 <text:line-break/><text:line-break/>陳真 2019. 10. 08. <text:line-break/><text:line-break/><text:line-break/>很多人看巴勒網很堵爛很不爽，常對它動手動腳，因此常讓我感覺這網站似乎風雨飄搖，不知道哪天會掛了。 <text:line-break/><text:line-break/>不過，我想跟堵爛者說，你們應該也會需要這個網站的存在；毀了它，對誰都沒有好處。為什麼呢？因為巴勒網有著三項特點，獨立、求是、求實。 <text:line-break/><text:line-break/>這三個特點原本只應該是一種根本無須多說的基本條件，但是，擁有這三項基本條件的媒體或網站或甚至個人實在太少了，以致於它慢慢卻成為一種罕見的 "特點"。 <text:line-break/><text:line-break/>獨立指的是我們不為錢不為名不謀利，甚至不要命，一切威脅利誘都不可能有效。 <text:line-break/><text:line-break/>求實即求真，明人不說假話。我們講的不一定正確或合理，甚至有可能很多錯誤，但我們不會為了任何目的而故意說一句假話或違心之論；就如林義雄所說：“我沒法說一句不是從內心深處出來的話”。 <text:line-break/><text:line-break/>求是更重要，畢竟 "事實" 之為物，或多或少是一種隱喻，而是非善惡與美醜似乎才是一切隱喻所要傳達的世界。任何社會，萬物之所在，其實都需要這樣一個難以言喻的 "世界" 的存在。 <text:line-break/><text:line-break/>我常想起馬克思那段話： <text:line-break/><text:line-break/>"我們的工作並不顯赫一時，但將永遠存在。後世高貴的人們，面對著我們的骨灰，將灑下熱淚。"</text:p>
      <text:p text:style-name="P2">陳真   |  2019.10.08 11:29   |   <text:a xlink:type="simple" xlink:href="http://palinfo.habago.org/Entry?Command=Information_PrintForum&amp;iPage=2#FORUM37967"><text:span text:style-name="T2">#</text:span></text:a></text:p>
      <text:p text:style-name="P3">卡韓政變 (181)：呂秀蓮的異樣存在 <text:line-break/><text:line-break/>陳真 2019. 10. 08. <text:line-break/><text:line-break/><text:line-break/>有個好朋友從美國回來，請我幫呂秀蓮連署，我說好。她問我為不為難？我開玩笑說，為了韓國瑜，我願意替呂連署。 <text:line-break/><text:line-break/>其實，呂參選總統，對韓不一定有利，因為堵爛蔡啥小的人，原本只能選韓，如今卻有可能投呂。不過，我還是幫呂連署了；只要不是人渣，任何人想選，我都沒意見。 <text:line-break/><text:line-break/>朋友還請我幫忙請其他人連署。我說我很不想做這樣的事，因為我生性不喜歡讓人為難。我知道我若開口要求，很多人將不會推辭，但我並不希望透過人情壓力讓人們去做他並非十分樂意的事。 <text:line-break/><text:line-break/>不過，我答應朋友做個 "公開呼籲"，請大家幫忙呂秀蓮連署。我的 "呼籲" 不會有什麼效果，很多事我連呼籲學姊都很難，但既然答應了，我就 "呼籲" 一下，請大家到這裏連署： <text:line-break/><text:line-break/>https://bit.ly/2LSu9Aq <text:line-break/><text:line-break/>記得六都 (桃園、台中、台南、高雄、新北、台北) 不可以填上台灣省，否則將會被視為無效連署。另外，記得附上身份證正反面影本。 <text:line-break/><text:line-break/>把呂秀蓮視為民進黨人是不太對的，那只是把她給汙名化。在這個貪婪無度的黨裏頭，乾乾淨淨的呂秀蓮，算是一種 "異樣的存在"，跟這個黨很不搭調。老一輩黨外人士和這個黨其實早已沒有瓜葛，能退出的早已退出；呂至今仍和這個人渣黨藕斷絲連，那其實是一種錯亂。過去十年來的這個民進黨，基本上就是舊黨國的原形化身。</text:p>
      <text:p text:style-name="P2">李念淨   |  2019.10.07 20:49   |   <text:a xlink:type="simple" xlink:href="http://palinfo.habago.org/Entry?Command=Information_PrintForum&amp;iPage=2#FORUM37966"><text:span text:style-name="T2">#</text:span></text:a></text:p>
      <text:p text:style-name="P4">巴勒網是不是常常遭到攻擊？ <text:line-break/>這幾年我幾乎每天都看一次巴勒網 <text:line-break/>大概前幾天一直連不上去的樣子。</text:p>
      <text:p text:style-name="P2">自強   |  2019.10.07 16:19   |   <text:a xlink:type="simple" xlink:href="http://palinfo.habago.org/Entry?Command=Information_PrintForum&amp;iPage=2#FORUM37965"><text:span text:style-name="T2">#</text:span></text:a></text:p>
      <text:p text:style-name="P3">回應(180) <text:line-break/><text:line-break/>因為是white人,航海時代開始有色人絕大多數劫難的源頭</text:p>
      <text:p text:style-name="P2">陳真   |  2019.10.07 02:50   |   <text:a xlink:type="simple" xlink:href="http://palinfo.habago.org/Entry?Command=Information_PrintForum&amp;iPage=3#FORUM37964"><text:span text:style-name="T2">#</text:span></text:a></text:p>
      <text:p text:style-name="P3">謝謝俊和。我若再繼續打馬賽克好像也沒必要了。 <text:line-break/><text:line-break/>我能理解很多人不在意文字的血統，甚至不太認為它是一種 "東西"，也許就像路邊野花雜草，路人喜歡就摘去了。我能理解這裏頭並無惡意或犯意，只是出於認同，而非出於竊取之心。問題出在我跟我的文字與思想之間，卻有著一種共存亡的血肉關係，就像自己的骨肉一樣，難以割捨。 <text:line-break/><text:line-break/>我並不想因此而傷害別人。問題是，我無法知道誰是誰，我無法知道誰心裏怎麼想，因此只能期待君子而難以寄望小人；希望各方君子能將心比心，多給文字或任何作品一點尊重。 <text:line-break/><text:line-break/>我有很多很可能具有重要歷史價值的照片根本都不敢公開，因為怕一公開，馬上又變成別人的戰利品。例子舉不完。比方說，我有一張在維根斯坦墳墓上拍的照片，貼在生命親系譜，幾年後居然在某一本國外哲學雜誌上看到它，讓我真是很驚訝；曾經附在學姊投給當代雜誌的一篇文章裏頭的一張英國動保運動之照片，明明註明 "攝影者：陳真"，結果雜誌一刊出，我的名字卻被總編輯金恆煒給刪掉了。我寫信抗議，請他更正，結果鳥都不鳥我。 <text:line-break/><text:line-break/>我自己沒出過書，不知道該怎麼證明這些被剽竊的文字或影像是我的。絕大多數時候，當我提出抗議，對方根本都不會鳥我，因為我無權無勢甚至過去長期身無分文，誰鳥你？ <text:line-break/><text:line-break/>龍應台就是其中最惡劣的人之一。三十三年前(1986年)某一本以她的名字命名的暢銷書裏頭，有一篇數千字長文就是我寫的，曾經登在黨外雜誌上，居然也被偷偷拿去出書；任憑我抗議了33年都沒用，龍應台連鳥也不鳥我，只有一次叫助理回信說龍大人很忙，說這事與她無關。至於偷竊的出版社則傲慢地回應說，"人家龍應台看得起你才收錄你的文章"，意思是說我反而該感謝他們才對。 <text:line-break/><text:line-break/>各式各樣的惡行，甚至連 "維根斯坦與梅豔芳" 那樣一種完全是第一人稱的私人文字，居然也有人偷去以自己的名字投稿給文學雜誌，而且還獲得審核刊登。寫信抗議，對方同樣也不鳥我。 <text:line-break/><text:line-break/>有人說，可以提告。問題是，小偷、強盜那麼多，那我恐怕得告數千人才行。有可能嗎？ <text:line-break/><text:line-break/>總之，講到這些，我就很沮喪。許多時候我常懷疑究竟該不該在網路上寫東西。網路這個世界很陰暗，陽光照不到，人們也往往敢於為所欲為。 <text:line-break/><text:line-break/>我倉庫裏還有好幾百萬字甚至上千萬，根本不敢公開，就怕公開之後馬上被偷，就如學姊所說，將來人家說不定會以為是我去抄襲別人。 <text:line-break/><text:line-break/>"偷" 這字很難聽，但我想不出更委婉的字眼。字眼強烈，但我並無傷人之心，若有冒犯，還請原諒。基本上僅僅希望各方君子能夠體諒一個對於文字語言與思想非常想不開的人的一點心聲。 <text:line-break/><text:line-break/>我一直很認同維根斯坦的一句話，他說："我並不打算宣稱我的思想之原創性"。如果連維根斯坦都不好意思宣稱原創性，更何況我這一點無足輕重的皮毛？我要是覺得自己寫的東西很棒，老早就出一堆書、發表一堆論文了。 <text:line-break/><text:line-break/>但是，話雖回來，一個東西，雖無可觀之處，但它畢竟是我手寫我心，從我心裏、腦子裏，從浩瀚書堆裏以及從幾十年的皓首窮經與坎坷生命中所產生出來的一堆血肉，它依然還是有個主人的。它裏頭有著一種純粹屬於我這位主人才有的痛苦悲歡與獨特性。</text:p>
      <text:p text:style-name="P2">陳俊和   |  2019.10.07 01:35   |   <text:a xlink:type="simple" xlink:href="http://palinfo.habago.org/Entry?Command=Information_PrintForum&amp;iPage=3#FORUM37963"><text:span text:style-name="T2">#</text:span></text:a></text:p>
      <text:p text:style-name="P4">不論您怎做我不能異議 <text:line-break/>再次誠摯跟陳醫師致歉 <text:line-break/>這是我當時的原意 <text:line-break/>https://www.youtube.com/channel/UCpWWOKFIPUL5ndqvtRkdY1A <text:line-break/>謝謝您的寬容 <text:line-break/>謝謝</text:p>
      <text:p text:style-name="P2">陳真   |  2019.10.07 01:18   |   <text:a xlink:type="simple" xlink:href="http://palinfo.habago.org/Entry?Command=Information_PrintForum&amp;iPage=3#FORUM37962"><text:span text:style-name="T2">#</text:span></text:a></text:p>
      <text:p text:style-name="P3">謝謝陳先生。我把你的名字打上馬賽克，因為我想沒必要讓你留下一個污名。 <text:line-break/><text:line-break/>但是，光是在我的留言裏頭打馬賽克還不夠，你上下兩篇留言都得打馬賽克。我先打上了。你若不願意我這麼做，請你再跟我說。若無異議，那就這樣吧。</text:p>
      <text:p text:style-name="P2">陳XX   |  2019.10.07 01:04   |   <text:a xlink:type="simple" xlink:href="http://palinfo.habago.org/Entry?Command=Information_PrintForum&amp;iPage=3#FORUM37959"><text:span text:style-name="T2">#</text:span></text:a></text:p>
      <text:p text:style-name="P4">錯了就是錯了，不論過程！馬上下架！</text:p>
      <text:p text:style-name="P2">陳真   |  2019.10.07 00:46   |   <text:a xlink:type="simple" xlink:href="http://palinfo.habago.org/Entry?Command=Information_PrintForum&amp;iPage=3#FORUM37958"><text:span text:style-name="T2">#</text:span></text:a></text:p>
      <text:p text:style-name="P3">陳XX先生你好。 <text:line-break/><text:line-break/>我記性很好，我記得你曾經在本留言版留言。你的名字讓我以為是某位醫界同行，剛剛發現不是，但卻意外地發現你有個 youtube： <text:line-break/><text:line-break/>https://bit.ly/33bFSQG。 <text:line-break/><text:line-break/>你這段視頻有許多是剽竊，甚至一字不漏地照抄。 <text:line-break/><text:line-break/>比方說 54秒 處出現的這段話： <text:line-break/><text:line-break/>"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就是讓自己成為一個例外。" <text:line-break/><text:line-break/>這段話是我寫的。我是在2016年7月22日上午6點48分寫下這個留言。每當我感受到一種飽受誤解難以言喻的痛苦，我就自言自語這些話來安慰自己。怎麼你竟然一字不漏給偷去了，變成是你寫的呢？ <text:line-break/><text:line-break/>我過去40年寫了差不多兩千萬字，但至今沒有著作，卻到處被人明目張膽地剽竊，竊賊數以千百計，實在很痛苦。將來若有人不察，難道變成是我陳真低能到連寫幾句心裏的大白話也不會，也得四處去偷竊別人的話來據為己有？ <text:line-break/><text:line-break/>我原本有個個人網站，叫做 "生命親系譜"，同樣因為不堪剽竊，13年前決定關站打烊，並且刪除了一些比較屬於哲學原創的東西 (還沒刪完)，因為有些人居然拿去當成自己的大學教材。將來若有人不察，難道變成是我陳真低能到連個自己的思想也沒有，得去偷竊各地腦殘學者的教材或論文來據為己有？ <text:line-break/><text:line-break/>另外，你的那段視頻中5分6秒處，有這麼一段話： <text:line-break/><text:line-break/>"如果整個世界是一棵樹的話，愛情是這棵樹上的一片葉子。那麽，一片葉子上面你就可以讀到整棵樹的資訊。" <text:line-break/><text:line-break/>這段話出現在我於 2015年1月30 日下午1點 10 分的留言。這些話是婁燁在一次訪談中講的。我原文是這麼寫： <text:line-break/><text:line-break/>"婁燁這麼說： <text:line-break/><text:line-break/>'有一種東西，它會在某個夏天的夜晚，像風一樣突然襲來，讓你措不及防，無法安寧，與你形影相隨，揮之不去，我不知道那是什麽，只能稱它為愛情。' <text:line-break/><text:line-break/>'……所有這一切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我說清楚了愛情，也就說清楚了這個世界。'" <text:line-break/><text:line-break/>而你卻連婁燁講的話也偷去當成你寫的。 <text:line-break/><text:line-break/>還有，你的視頻的1分 36秒處，那段話也是一字不漏照抄變成你的。那段話是這樣： <text:line-break/><text:line-break/>"果陀該來就會來，只是時候未到；倘若你覺得生命不完美，那只是因為你已不在夢中。"   <text:line-break/><text:line-break/>這段話出現在我於2016年7月29 日凌晨零點56分的留言。我是這麼寫的： <text:line-break/><text:line-break/>"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 <text:line-break/><text:line-break/>除此之外，還有一種剽竊是屬於想法上的，也就是說，也許文字表達上有些不同，但是原意其實完全得自他人的啟發。這時候，我們仍然應該誠實，應該把原始創見歸功於原創者或原文出處。 <text:line-break/><text:line-break/>例如上述 "倘若你覺得生命不完美，那只是因為你已不在夢中"，那些話，我用自己的表達方式來寫，但它是從麥兜的書和影片中看到。這時候，我們當然應該誠實地讓大家知道我們的想法究竟獲益於何人或何處，而不是偷偷地掠為己有。 <text:line-break/><text:line-break/>我發現你不但直接一字不漏地剽竊，而且很多想法其實是從我這邊所獲得啟發，但你卻一概據為己有。  <text:line-break/><text:line-break/>總之，可以麻煩你把你那段視頻刪除嗎？謝謝。 <text:line-break/><text:line-break/>島內有些學者，他們從我身上偷東西，偷想法，偷靈感，偷純粹原創的東西，拿去寫論文，拿去做教材，但是對於得自於我的啟發卻居然連一個最基本的公開致謝也沒有，直接當成是自己的創見。 <text:line-break/><text:line-break/>我想請各位竊賊將心比心，別再幹這種偷雞摸狗的事。不管是全文一字不漏地剽竊，或是想法上的剽竊也一樣，都很惡劣。  </text:p>
      <text:p text:style-name="P2">陳XX   |  2019.10.06 21:49   |   <text:a xlink:type="simple" xlink:href="http://palinfo.habago.org/Entry?Command=Information_PrintForum&amp;iPage=3#FORUM37957"><text:span text:style-name="T2">#</text:span></text:a></text:p>
      <text:p text:style-name="P4">聊件說大不大、說小不小的事兒。 <text:line-break/>話說在咱台灣有這麼三位老人，他們認為，二次大戰結束後他們喪失日本國籍是日本政府做法不當，近期將向日本大阪地方法院提出起訴，要求日本政府確認他們擁有日本國籍。 <text:line-break/>筆者生在台灣、也活過大半世紀，拜島內代代各界老一輩們所賜，近六旬的歲月裡，勉強還算見識過島內各式奇葩人、事、物，但這事，在三位高齡97、92、85的登高一呼之下，霎時間，讓我驚覺到島上各界原就都風湧著的這一股濃濃的屍臭味兒，而我居然毫無嗅覺了六十載！？ <text:line-break/>這老天鵝啊！咱這鳥心情一湧動就無法自抑，所以此文不得不發！ <text:line-break/>首先，有句話必須說在前頭啊！ <text:line-break/>這，必須的。 <text:line-break/>島內不是所有的老年人都這樣！ <text:line-break/>但，這仨是不是少數呢？ <text:line-break/>擱40年前，這仨才五十啷噹歲，又逢國民黨解嚴，當時這事怎不幹呢？ <text:line-break/>再參考這20幾年綠朝總體表現，便隱然有著： <text:line-break/>確實有相當一部分這樣的老年人——他們少年時無知無畏，青年時無法無天，壯年時無依無靠，最後老年時就積攢下一身戾氣的無羞無恥。 <text:line-break/>話都說、事都做了，嗯；基本上，他們當人都很勉強，千萬別抬高到“國民”的地位討論，這也太羞辱我們這個聖地了。 <text:line-break/>撇開政治，這仨真是夠老的了，但怎了？老，也能成為綁架真理的武器？ <text:line-break/>細思極恐——台灣還真是少不了、為數不敢想像多的這款老人——在他們脊梁骨裡就像墓碑一樣刻著一句話——我老了，都讓著我！ <text:line-break/>簡直成了這款老年人行走江湖的免死金牌。 <text:line-break/>就算死，也要死得如此缺德，看來恥辱柱以後也要賣票了，實在位置有限，釘不下那麼多不要臉的亡命徒。 <text:line-break/>總覺得這些人老而無恥，嚴重懷疑是不是“壞人變老”了？對於“壞人變老”的說法，筆者只能“呵呵”應之，甚至不禁要調侃一句：不但壞人變老了，而且還繁衍了後代呢！ <text:line-break/>中華民國真欠這仨爸各一個避孕套，這話就是說給所有綠渣聽的。 <text:line-break/>壞蛋就是壞蛋，無關年齡、性別、種族、地域、身份、地位、學歷……以前覺得老人不那麼“壞”，只不過當時資訊不那麼發達，咱都太善不知道罷了，就像這仨老傻逼幹的事、就跟橫行台灣幾十年的綠教授、綠醫生、綠律師之前不也都是陽光下最光榮的人群之一嗎？ <text:line-break/>咱這冷地方，從不幹勵志更不是一群啥粉在抱團取暖，大家都有事；而且都是好事，且做著呢，忙不忙未必，咱都要健健康康活得精精神神，活在這仨化為灰燼之後的人聲笑聲裡，咱大夥這裡是不興跟人家比的，就好比：雞生蛋，雞也拉屎，但你肯定只吃蛋，不吃屎的，對雞如此，對人亦然。 <text:line-break/>每個出色的人，都會生蛋，也會拉屎，例如他很會開公司，那你就買他家股票來賺錢，至於他亂說話，你就不用學。 <text:line-break/>你最要緊是多吃雞蛋，少理雞屎，吸取營養，壯大自己。很多人放著蛋不吃，整天追究屎，難道你靠吃屎能變壯大？ <text:line-break/>然後發現，原來台灣這幾十年的一大堆屎事，這，就都是一堆老人幹的呀！ <text:line-break/>點個小名：蔡英文63，呂秀蓮75，林美珠65，陳菊69，管碧玲62，那句話怎麼說來著，三十如狼，四十如虎，五十坐地能吸土，六十吃人不吐骨……我信了。 <text:line-break/>回歸日常生活，我的理解是，人家是在網上生活，綠渣覺青是在網上逃避生活，結果太善的咱這類善老人，跟著網上的挑動這急那氣的，所以少發文也是有幫大家戒掉網上跟風的網癮的一點小意思，聽小弟勸：台灣80%的痛苦都來自於政治，但是如果不鳥政治，就會有100%的痛苦來自於綠渣，所以在政治和綠渣之間做選擇，便是形成腦殘島致病的主因。 <text:line-break/>比如說：按鐘點算叫按摩；按次數算叫小姐；按夜算叫妓女；按週算叫情人；按月算叫相好；按年算叫二奶；按輩子算叫老婆，花四年把你搞成腦殘就上的叫民進黨。 <text:line-break/>搞成台上戲碼都是舊的，而社會現實是新的，看看這仨、再瞧瞧台灣的綠渣年代，孩子有著糟糕的童年成長，大人則是應接不暇的荒唐時代。 <text:line-break/>這都是政治搞的我們，想想唐僧取經十四年共經歷九九八十一難，平均一年5.8難，也就是每兩個月一難，我覺得他都比台灣過得好多了。 <text:line-break/>幾十年了，台獨綠渣把台灣跟我們都吸入政治黑洞，但退回日子裡，在台灣，當你懷疑自己是不是肯定了一個政黨的時候，就靜下心來問問自己，你他媽到底圖他啥了？想不出來就可以一心一意去賺錢了。 <text:line-break/>儘管不能一竿子打翻整船人，但台灣政黨有人收嗎？我可以賣到你們破產。 <text:line-break/>嗯，你不是收破爛的，但只要你是綠渣，你就是個破爛！ <text:line-break/>這沒再酸，是總結，生聚教訓，幾十年前綠渣還沒騙上，台灣有錢的日子過不好，幾十年來騙上了，台灣開始沒錢的日子不好過。 <text:line-break/>這仨幹的，告訴咱大夥，人老、活成這等破爛光景、十足的老臉都不要了的勇氣、嘆為觀止！ <text:line-break/>甚至，他們中有人表示，願望是“作為日本人死去”。 <text:line-break/>這仨，不是灣生，是畜界眾牲！ <text:line-break/>認命的都沒有像台灣一樣迷失自己！先認命再改命！ <text:line-break/>活在台灣所以咱要更認命的健壯自己、活力自己啊！ <text:line-break/>身處相同的社會，價值觀卻天差地別，綠渣的腦迴路真的很奇特，其解不得，何勞一思。 <text:line-break/>末了，這就是聊天，有點貨的聊，有益身心的聊！</text:p>
      <text:p text:style-name="P2">陳真   |  2019.10.06 01:55   |   <text:a xlink:type="simple" xlink:href="http://palinfo.habago.org/Entry?Command=Information_PrintForum&amp;iPage=1#FORUM37956"><text:span text:style-name="T2">#</text:span></text:a></text:p>
      <text:p text:style-name="P3">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2">李念淨   |  2019.10.06 00:13   |   <text:a xlink:type="simple" xlink:href="http://palinfo.habago.org/Entry?Command=Information_PrintForum&amp;iPage=1#FORUM37955"><text:span text:style-name="T2">#</text:span></text:a></text:p>
      <text:p text:style-name="P4">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2">陳真   |  2019.10.05 02:07   |   <text:a xlink:type="simple" xlink:href="http://palinfo.habago.org/Entry?Command=Information_PrintForum&amp;iPage=1#FORUM37954"><text:span text:style-name="T2">#</text:span></text:a></text:p>
      <text:p text:style-name="P3">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2">小楊   |  2019.10.04 10:32   |   <text:a xlink:type="simple" xlink:href="http://palinfo.habago.org/Entry?Command=Information_PrintForum&amp;iPage=1#FORUM37953"><text:span text:style-name="T2">#</text:span></text:a></text:p>
      <text:p text:style-name="P4">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2">林炤育   |  2019.10.04 08:52   |   <text:a xlink:type="simple" xlink:href="http://palinfo.habago.org/Entry?Command=Information_PrintForum&amp;iPage=1#FORUM37952"><text:span text:style-name="T2">#</text:span></text:a></text:p>
      <text:p text:style-name="P3">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2">陳真   |  2019.10.04 02:17   |   <text:a xlink:type="simple" xlink:href="http://palinfo.habago.org/Entry?Command=Information_PrintForum&amp;iPage=1#FORUM37951"><text:span text:style-name="T2">#</text:span></text:a></text:p>
      <text:p text:style-name="P4">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2">林炤育   |  2019.10.02 18:06   |   <text:a xlink:type="simple" xlink:href="http://palinfo.habago.org/Entry?Command=Information_PrintForum&amp;iPage=1#FORUM37950"><text:span text:style-name="T2">#</text:span></text:a></text:p>
      <text:p text:style-name="P3">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2">陳真   |  2019.10.02 11:34   |   <text:a xlink:type="simple" xlink:href="http://palinfo.habago.org/Entry?Command=Information_PrintForum&amp;iPage=1#FORUM37949"><text:span text:style-name="T2">#</text:span></text:a></text:p>
      <text:p text:style-name="P4">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2">陳真   |  2019.10.01 20:55   |   <text:a xlink:type="simple" xlink:href="http://palinfo.habago.org/Entry?Command=Information_PrintForum&amp;iPage=1#FORUM37948"><text:span text:style-name="T2">#</text:span></text:a></text:p>
      <text:p text:style-name="P3">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2">林炤育   |  2019.10.01 15:48   |   <text:a xlink:type="simple" xlink:href="http://palinfo.habago.org/Entry?Command=Information_PrintForum&amp;iPage=1#FORUM37947"><text:span text:style-name="T2">#</text:span></text:a></text:p>
      <text:p text:style-name="P4">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